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2.5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2"/>
    <style:style style:name="ce6" style:family="table-cell" style:parent-style-name="Default" style:data-style-name="N2"/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ff0000"/>
    </style:style>
    <style:style style:name="ce12" style:family="table-cell" style:parent-style-name="Default">
      <style:text-properties fo:color="#ff0000"/>
    </style:style>
  </office:automatic-styles>
  <office:body>
    <office:spreadsheet>
      <table:table table:name="skill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Test-Daten</text:p>
          </table:table-cell>
          <table:covered-table-cell table:number-columns-repeated="2"/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>
            <text:p>Brutale Kraf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 table:number-columns-spanned="6" table:number-rows-spanned="1">
            <text:p>Power 1 Werte</text:p>
          </table:table-cell>
          <table:covered-table-cell table:number-columns-repeated="5"/>
          <table:table-cell/>
          <table:table-cell office:value-type="string">
            <text:p>CUR FORMUALR</text:p>
          </table:table-cell>
          <table:table-cell table:number-columns-repeated="2"/>
          <table:table-cell office:value-type="string">
            <text:p>CUR FORMUALR</text:p>
          </table:table-cell>
          <table:table-cell/>
        </table:table-row>
        <table:table-row table:style-name="ro1">
          <table:table-cell office:value-type="string">
            <text:p>Level</text:p>
          </table:table-cell>
          <table:table-cell office:value-type="string">
            <text:p>power1</text:p>
          </table:table-cell>
          <table:table-cell office:value-type="string">
            <text:p>power2</text:p>
          </table:table-cell>
          <table:table-cell/>
          <table:table-cell office:value-type="string">
            <text:p>Prozent</text:p>
          </table:table-cell>
          <table:table-cell office:value-type="string">
            <text:p>delta</text:p>
          </table:table-cell>
          <table:table-cell/>
          <table:table-cell office:value-type="string">
            <text:p>1.Annäherung</text:p>
          </table:table-cell>
          <table:table-cell office:value-type="string">
            <text:p>Fehler</text:p>
          </table:table-cell>
          <table:table-cell office:value-type="string">
            <text:p>2.Annäherung</text:p>
          </table:table-cell>
          <table:table-cell/>
          <table:table-cell office:value-type="string">
            <text:p>power1</text:p>
          </table:table-cell>
          <table:table-cell office:value-type="string">
            <text:p>Fehler</text:p>
          </table:table-cell>
          <table:table-cell/>
          <table:table-cell office:value-type="string">
            <text:p>power2</text:p>
          </table:table-cell>
          <table:table-cell office:value-type="string">
            <text:p>Fehler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.1">
            <text:p>1,1</text:p>
          </table:table-cell>
          <table:table-cell/>
          <table:table-cell table:formula="of:=[.B6]/power1" office:value-type="float" office:value="1.09090909090909">
            <text:p>1,0909</text:p>
          </table:table-cell>
          <table:table-cell table:formula="of:=[.B6]-[.B5]" office:value-type="float" office:value="1">
            <text:p>1</text:p>
          </table:table-cell>
          <table:table-cell table:style-name="ce6"/>
          <table:table-cell table:formula="of:=power1*(1+level/10)" office:value-type="float" office:value="12.1">
            <text:p>12,1</text:p>
          </table:table-cell>
          <table:table-cell table:formula="of:=[.H6]-[.B6]" office:value-type="float" office:value="0.100000000000001">
            <text:p>0,1</text:p>
          </table:table-cell>
          <table:table-cell table:formula="of:=ROUND(power1*level/100;1)" office:value-type="float" office:value="0.1">
            <text:p>0,1</text:p>
          </table:table-cell>
          <table:table-cell/>
          <table:table-cell table:style-name="ce7" table:formula="of:=power1*(1+level/10)-ROUNDDOWN(power1*level/100+0.049;1)" office:value-type="float" office:value="12">
            <text:p>12</text:p>
          </table:table-cell>
          <table:table-cell table:formula="of:=[.L6]-[.B6]" office:value-type="float" office:value="0">
            <text:p>0</text:p>
          </table:table-cell>
          <table:table-cell/>
          <table:table-cell table:style-name="ce7" table:formula="of:=power2*(1+level/10)-ROUNDDOWN(power2*level/100+0.049;1)" office:value-type="float" office:value="1.1">
            <text:p>1,1</text:p>
          </table:table-cell>
          <table:table-cell table:formula="of:=[.O6]-[.C6]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.2">
            <text:p>1,2</text:p>
          </table:table-cell>
          <table:table-cell/>
          <table:table-cell table:formula="of:=[.B7]/power1" office:value-type="float" office:value="1.18181818181818">
            <text:p>1,1818</text:p>
          </table:table-cell>
          <table:table-cell table:formula="of:=[.B7]-[.B6]" office:value-type="float" office:value="1">
            <text:p>1</text:p>
          </table:table-cell>
          <table:table-cell table:style-name="ce6"/>
          <table:table-cell table:formula="of:=power1*(1+level/10)" office:value-type="float" office:value="13.2">
            <text:p>13,2</text:p>
          </table:table-cell>
          <table:table-cell table:formula="of:=[.H7]-[.B7]" office:value-type="float" office:value="0.199999999999999">
            <text:p>0,2</text:p>
          </table:table-cell>
          <table:table-cell table:formula="of:=ROUND(power1*level/100;1)" office:value-type="float" office:value="0.2">
            <text:p>0,2</text:p>
          </table:table-cell>
          <table:table-cell/>
          <table:table-cell table:style-name="ce7" table:formula="of:=power1*(1+level/10)-ROUNDDOWN(power1*level/100+0.049;1)" office:value-type="float" office:value="13">
            <text:p>13</text:p>
          </table:table-cell>
          <table:table-cell table:formula="of:=[.L7]-[.B7]" office:value-type="float" office:value="0">
            <text:p>0</text:p>
          </table:table-cell>
          <table:table-cell/>
          <table:table-cell table:style-name="ce7" table:formula="of:=power2*(1+[.A7]/10)-ROUNDDOWN(power2*[.A7]/100+0.049;1)" office:value-type="float" office:value="1.2">
            <text:p>1,2</text:p>
          </table:table-cell>
          <table:table-cell table:formula="of:=[.O7]-[.C7]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.3">
            <text:p>1,3</text:p>
          </table:table-cell>
          <table:table-cell/>
          <table:table-cell table:formula="of:=[.B8]/power1" office:value-type="float" office:value="1.27272727272727">
            <text:p>1,2727</text:p>
          </table:table-cell>
          <table:table-cell table:formula="of:=[.B8]-[.B7]" office:value-type="float" office:value="1">
            <text:p>1</text:p>
          </table:table-cell>
          <table:table-cell table:style-name="ce6"/>
          <table:table-cell table:formula="of:=power1*(1+level/10)" office:value-type="float" office:value="14.3">
            <text:p>14,3</text:p>
          </table:table-cell>
          <table:table-cell table:formula="of:=[.H8]-[.B8]" office:value-type="float" office:value="0.300000000000001">
            <text:p>0,3</text:p>
          </table:table-cell>
          <table:table-cell table:formula="of:=ROUND(power1*level/100;1)" office:value-type="float" office:value="0.3">
            <text:p>0,3</text:p>
          </table:table-cell>
          <table:table-cell/>
          <table:table-cell table:style-name="ce7" table:formula="of:=power1*(1+level/10)-ROUNDDOWN(power1*level/100+0.049;1)" office:value-type="float" office:value="14">
            <text:p>14</text:p>
          </table:table-cell>
          <table:table-cell table:formula="of:=[.L8]-[.B8]" office:value-type="float" office:value="0">
            <text:p>0</text:p>
          </table:table-cell>
          <table:table-cell/>
          <table:table-cell table:style-name="ce7" table:formula="of:=power2*(1+[.A8]/10)-ROUNDDOWN(power2*[.A8]/100+0.049;1)" office:value-type="float" office:value="1.3">
            <text:p>1,3</text:p>
          </table:table-cell>
          <table:table-cell table:formula="of:=[.O8]-[.C8]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.4">
            <text:p>1,4</text:p>
          </table:table-cell>
          <table:table-cell/>
          <table:table-cell table:formula="of:=[.B9]/power1" office:value-type="float" office:value="1.36363636363636">
            <text:p>1,3636</text:p>
          </table:table-cell>
          <table:table-cell table:formula="of:=[.B9]-[.B8]" office:value-type="float" office:value="1">
            <text:p>1</text:p>
          </table:table-cell>
          <table:table-cell table:style-name="ce6"/>
          <table:table-cell table:formula="of:=power1*(1+level/10)" office:value-type="float" office:value="15.4">
            <text:p>15,4</text:p>
          </table:table-cell>
          <table:table-cell table:formula="of:=[.H9]-[.B9]" office:value-type="float" office:value="0.399999999999999">
            <text:p>0,4</text:p>
          </table:table-cell>
          <table:table-cell table:formula="of:=ROUND(power1*level/100;1)" office:value-type="float" office:value="0.4">
            <text:p>0,4</text:p>
          </table:table-cell>
          <table:table-cell/>
          <table:table-cell table:style-name="ce7" table:formula="of:=power1*(1+level/10)-ROUNDDOWN(power1*level/100+0.049;1)" office:value-type="float" office:value="15">
            <text:p>15</text:p>
          </table:table-cell>
          <table:table-cell table:formula="of:=[.L9]-[.B9]" office:value-type="float" office:value="0">
            <text:p>0</text:p>
          </table:table-cell>
          <table:table-cell/>
          <table:table-cell table:style-name="ce7" table:formula="of:=power2*(1+[.A9]/10)-ROUNDDOWN(power2*[.A9]/100+0.049;1)" office:value-type="float" office:value="1.4">
            <text:p>1,4</text:p>
          </table:table-cell>
          <table:table-cell table:formula="of:=[.O9]-[.C9]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5.9">
            <text:p>15,9</text:p>
          </table:table-cell>
          <table:table-cell table:style-name="ce2" office:value-type="float" office:value="1.5">
            <text:p>1,5</text:p>
          </table:table-cell>
          <table:table-cell/>
          <table:table-cell table:formula="of:=[.B10]/power1" office:value-type="float" office:value="1.44545454545455">
            <text:p>1,4455</text:p>
          </table:table-cell>
          <table:table-cell table:formula="of:=[.B10]-[.B9]" office:value-type="float" office:value="0.9">
            <text:p>0,9</text:p>
          </table:table-cell>
          <table:table-cell table:style-name="ce6"/>
          <table:table-cell table:formula="of:=power1*(1+level/10)" office:value-type="float" office:value="16.5">
            <text:p>16,5</text:p>
          </table:table-cell>
          <table:table-cell table:formula="of:=[.H10]-[.B10]" office:value-type="float" office:value="0.6">
            <text:p>0,6</text:p>
          </table:table-cell>
          <table:table-cell table:formula="of:=ROUND(power1*level/100;1)" office:value-type="float" office:value="0.6">
            <text:p>0,6</text:p>
          </table:table-cell>
          <table:table-cell/>
          <table:table-cell table:style-name="ce7" table:formula="of:=power1*(1+level/10)-ROUNDDOWN(power1*level/100+0.049;1)" office:value-type="float" office:value="16">
            <text:p>16</text:p>
          </table:table-cell>
          <table:table-cell table:formula="of:=[.L10]-[.B10]" office:value-type="float" office:value="0.0999999999999996">
            <text:p>0,1</text:p>
          </table:table-cell>
          <table:table-cell/>
          <table:table-cell table:style-name="ce7" table:formula="of:=power2*(1+[.A10]/10)-ROUNDDOWN(power2*[.A10]/100+0.049;1)" office:value-type="float" office:value="1.5">
            <text:p>1,5</text:p>
          </table:table-cell>
          <table:table-cell table:formula="of:=[.O10]-[.C10]"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6.9">
            <text:p>16,9</text:p>
          </table:table-cell>
          <table:table-cell table:style-name="ce2" office:value-type="float" office:value="1.5">
            <text:p>1,5</text:p>
          </table:table-cell>
          <table:table-cell/>
          <table:table-cell table:formula="of:=[.B11]/power1" office:value-type="float" office:value="1.53636363636364">
            <text:p>1,5364</text:p>
          </table:table-cell>
          <table:table-cell table:formula="of:=[.B11]-[.B10]" office:value-type="float" office:value="0.999999999999998">
            <text:p>1</text:p>
          </table:table-cell>
          <table:table-cell table:style-name="ce6"/>
          <table:table-cell table:formula="of:=power1*(1+level/10)" office:value-type="float" office:value="17.6">
            <text:p>17,6</text:p>
          </table:table-cell>
          <table:table-cell table:formula="of:=[.H11]-[.B11]" office:value-type="float" office:value="0.700000000000003">
            <text:p>0,7</text:p>
          </table:table-cell>
          <table:table-cell table:formula="of:=ROUND(power1*level/100;1)" office:value-type="float" office:value="0.7">
            <text:p>0,7</text:p>
          </table:table-cell>
          <table:table-cell/>
          <table:table-cell table:style-name="ce7" table:formula="of:=power1*(1+level/10)-ROUNDDOWN(power1*level/100+0.049;1)" office:value-type="float" office:value="16.9">
            <text:p>16,9</text:p>
          </table:table-cell>
          <table:table-cell table:formula="of:=[.L11]-[.B11]" office:value-type="float" office:value="0">
            <text:p>0</text:p>
          </table:table-cell>
          <table:table-cell/>
          <table:table-cell table:style-name="ce7" table:formula="of:=power2*(1+[.A11]/10)-ROUNDDOWN(power2*[.A11]/100+0.049;1)" office:value-type="float" office:value="1.5">
            <text:p>1,5</text:p>
          </table:table-cell>
          <table:table-cell table:formula="of:=[.O11]-[.C11]" office:value-type="float" office:value="0">
            <text:p>0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7.9">
            <text:p>17,9</text:p>
          </table:table-cell>
          <table:table-cell table:style-name="ce2" office:value-type="float" office:value="1.6">
            <text:p>1,6</text:p>
          </table:table-cell>
          <table:table-cell/>
          <table:table-cell table:formula="of:=[.B12]/power1" office:value-type="float" office:value="1.62727272727273">
            <text:p>1,6273</text:p>
          </table:table-cell>
          <table:table-cell table:formula="of:=[.B12]-[.B11]" office:value-type="float" office:value="1">
            <text:p>1</text:p>
          </table:table-cell>
          <table:table-cell table:style-name="ce6"/>
          <table:table-cell table:formula="of:=power1*(1+level/10)" office:value-type="float" office:value="18.7">
            <text:p>18,7</text:p>
          </table:table-cell>
          <table:table-cell table:formula="of:=[.H12]-[.B12]" office:value-type="float" office:value="0.800000000000001">
            <text:p>0,8</text:p>
          </table:table-cell>
          <table:table-cell table:formula="of:=ROUND(power1*level/100;1)" office:value-type="float" office:value="0.8">
            <text:p>0,8</text:p>
          </table:table-cell>
          <table:table-cell/>
          <table:table-cell table:style-name="ce7" table:formula="of:=power1*(1+level/10)-ROUNDDOWN(power1*level/100+0.049;1)" office:value-type="float" office:value="17.9">
            <text:p>17,9</text:p>
          </table:table-cell>
          <table:table-cell table:formula="of:=[.L12]-[.B12]" office:value-type="float" office:value="0">
            <text:p>0</text:p>
          </table:table-cell>
          <table:table-cell/>
          <table:table-cell table:style-name="ce7" table:formula="of:=power2*(1+[.A12]/10)-ROUNDDOWN(power2*[.A12]/100+0.049;1)" office:value-type="float" office:value="1.6">
            <text:p>1,6</text:p>
          </table:table-cell>
          <table:table-cell table:formula="of:=[.O12]-[.C12]" office:value-type="float" office:value="0">
            <text:p>0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8.9">
            <text:p>18,9</text:p>
          </table:table-cell>
          <table:table-cell table:style-name="ce2" office:value-type="float" office:value="1.7">
            <text:p>1,7</text:p>
          </table:table-cell>
          <table:table-cell/>
          <table:table-cell table:formula="of:=[.B13]/power1" office:value-type="float" office:value="1.71818181818182">
            <text:p>1,7182</text:p>
          </table:table-cell>
          <table:table-cell table:formula="of:=[.B13]-[.B12]" office:value-type="float" office:value="1">
            <text:p>1</text:p>
          </table:table-cell>
          <table:table-cell table:style-name="ce6"/>
          <table:table-cell table:formula="of:=power1*(1+level/10)" office:value-type="float" office:value="19.8">
            <text:p>19,8</text:p>
          </table:table-cell>
          <table:table-cell table:formula="of:=[.H13]-[.B13]" office:value-type="float" office:value="0.900000000000002">
            <text:p>0,9</text:p>
          </table:table-cell>
          <table:table-cell table:formula="of:=ROUND(power1*level/100;1)" office:value-type="float" office:value="0.9">
            <text:p>0,9</text:p>
          </table:table-cell>
          <table:table-cell/>
          <table:table-cell table:style-name="ce7" table:formula="of:=power1*(1+level/10)-ROUNDDOWN(power1*level/100+0.049;1)" office:value-type="float" office:value="18.9">
            <text:p>18,9</text:p>
          </table:table-cell>
          <table:table-cell table:formula="of:=[.L13]-[.B13]" office:value-type="float" office:value="0">
            <text:p>0</text:p>
          </table:table-cell>
          <table:table-cell/>
          <table:table-cell table:style-name="ce7" table:formula="of:=power2*(1+[.A13]/10)-ROUNDDOWN(power2*[.A13]/100+0.049;1)" office:value-type="float" office:value="1.7">
            <text:p>1,7</text:p>
          </table:table-cell>
          <table:table-cell table:formula="of:=[.O13]-[.C13]" office:value-type="float" office:value="0">
            <text:p>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19.9">
            <text:p>19,9</text:p>
          </table:table-cell>
          <table:table-cell table:style-name="ce2" office:value-type="float" office:value="1.8">
            <text:p>1,8</text:p>
          </table:table-cell>
          <table:table-cell/>
          <table:table-cell table:formula="of:=[.B14]/power1" office:value-type="float" office:value="1.80909090909091">
            <text:p>1,8091</text:p>
          </table:table-cell>
          <table:table-cell table:formula="of:=[.B14]-[.B13]" office:value-type="float" office:value="1">
            <text:p>1</text:p>
          </table:table-cell>
          <table:table-cell table:style-name="ce6"/>
          <table:table-cell table:formula="of:=power1*(1+level/10)" office:value-type="float" office:value="20.9">
            <text:p>20,9</text:p>
          </table:table-cell>
          <table:table-cell table:formula="of:=[.H14]-[.B14]" office:value-type="float" office:value="1">
            <text:p>1</text:p>
          </table:table-cell>
          <table:table-cell table:formula="of:=ROUND(power1*level/100;1)" office:value-type="float" office:value="1">
            <text:p>1</text:p>
          </table:table-cell>
          <table:table-cell/>
          <table:table-cell table:style-name="ce7" table:formula="of:=power1*(1+level/10)-ROUNDDOWN(power1*level/100+0.049;1)" office:value-type="float" office:value="19.9">
            <text:p>19,9</text:p>
          </table:table-cell>
          <table:table-cell table:formula="of:=[.L14]-[.B14]" office:value-type="float" office:value="0">
            <text:p>0</text:p>
          </table:table-cell>
          <table:table-cell/>
          <table:table-cell table:style-name="ce7" table:formula="of:=power2*(1+[.A14]/10)-ROUNDDOWN(power2*[.A14]/100+0.049;1)" office:value-type="float" office:value="1.8">
            <text:p>1,8</text:p>
          </table:table-cell>
          <table:table-cell table:formula="of:=[.O14]-[.C14]" office:value-type="float" office:value="0">
            <text:p>0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0.9">
            <text:p>20,9</text:p>
          </table:table-cell>
          <table:table-cell table:style-name="ce2" office:value-type="float" office:value="1.9">
            <text:p>1,9</text:p>
          </table:table-cell>
          <table:table-cell/>
          <table:table-cell table:formula="of:=[.B15]/power1" office:value-type="float" office:value="1.9">
            <text:p>1,9000</text:p>
          </table:table-cell>
          <table:table-cell table:formula="of:=[.B15]-[.B14]" office:value-type="float" office:value="1">
            <text:p>1</text:p>
          </table:table-cell>
          <table:table-cell table:style-name="ce6"/>
          <table:table-cell table:formula="of:=power1*(1+level/10)" office:value-type="float" office:value="22">
            <text:p>22</text:p>
          </table:table-cell>
          <table:table-cell table:formula="of:=[.H15]-[.B15]" office:value-type="float" office:value="1.1">
            <text:p>1,1</text:p>
          </table:table-cell>
          <table:table-cell table:formula="of:=ROUND(power1*level/100;1)" office:value-type="float" office:value="1.1">
            <text:p>1,1</text:p>
          </table:table-cell>
          <table:table-cell/>
          <table:table-cell table:style-name="ce7" table:formula="of:=power1*(1+level/10)-ROUNDDOWN(power1*level/100+0.049;1)" office:value-type="float" office:value="20.9">
            <text:p>20,9</text:p>
          </table:table-cell>
          <table:table-cell table:formula="of:=[.L15]-[.B15]" office:value-type="float" office:value="0">
            <text:p>0</text:p>
          </table:table-cell>
          <table:table-cell/>
          <table:table-cell table:style-name="ce7" table:formula="of:=power2*(1+[.A15]/10)-ROUNDDOWN(power2*[.A15]/100+0.049;1)" office:value-type="float" office:value="1.9">
            <text:p>1,9</text:p>
          </table:table-cell>
          <table:table-cell table:formula="of:=[.O15]-[.C15]" office:value-type="float" office:value="0">
            <text:p>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1.9">
            <text:p>21,9</text:p>
          </table:table-cell>
          <table:table-cell table:style-name="ce2" office:value-type="float" office:value="2">
            <text:p>2</text:p>
          </table:table-cell>
          <table:table-cell/>
          <table:table-cell table:formula="of:=[.B16]/power1" office:value-type="float" office:value="1.99090909090909">
            <text:p>1,9909</text:p>
          </table:table-cell>
          <table:table-cell table:formula="of:=[.B16]-[.B15]" office:value-type="float" office:value="1">
            <text:p>1</text:p>
          </table:table-cell>
          <table:table-cell table:style-name="ce6"/>
          <table:table-cell table:formula="of:=power1*(1+level/10)" office:value-type="float" office:value="23.1">
            <text:p>23,1</text:p>
          </table:table-cell>
          <table:table-cell table:formula="of:=[.H16]-[.B16]" office:value-type="float" office:value="1.2">
            <text:p>1,2</text:p>
          </table:table-cell>
          <table:table-cell table:formula="of:=ROUND(power1*level/100;1)" office:value-type="float" office:value="1.2">
            <text:p>1,2</text:p>
          </table:table-cell>
          <table:table-cell/>
          <table:table-cell table:style-name="ce7" table:formula="of:=power1*(1+level/10)-ROUNDDOWN(power1*level/100+0.049;1)" office:value-type="float" office:value="21.9">
            <text:p>21,9</text:p>
          </table:table-cell>
          <table:table-cell table:formula="of:=[.L16]-[.B16]" office:value-type="float" office:value="0">
            <text:p>0</text:p>
          </table:table-cell>
          <table:table-cell/>
          <table:table-cell table:style-name="ce7" table:formula="of:=power2*(1+[.A16]/10)-ROUNDDOWN(power2*[.A16]/100+0.049;1)" office:value-type="float" office:value="2">
            <text:p>2</text:p>
          </table:table-cell>
          <table:table-cell table:formula="of:=[.O16]-[.C16]" office:value-type="float" office:value="0">
            <text:p>0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2.9">
            <text:p>22,9</text:p>
          </table:table-cell>
          <table:table-cell table:style-name="ce2" office:value-type="float" office:value="2.1">
            <text:p>2,1</text:p>
          </table:table-cell>
          <table:table-cell/>
          <table:table-cell table:formula="of:=[.B17]/power1" office:value-type="float" office:value="2.08181818181818">
            <text:p>2,0818</text:p>
          </table:table-cell>
          <table:table-cell table:formula="of:=[.B17]-[.B16]" office:value-type="float" office:value="1">
            <text:p>1</text:p>
          </table:table-cell>
          <table:table-cell table:style-name="ce6"/>
          <table:table-cell table:formula="of:=power1*(1+level/10)" office:value-type="float" office:value="24.2">
            <text:p>24,2</text:p>
          </table:table-cell>
          <table:table-cell table:formula="of:=[.H17]-[.B17]" office:value-type="float" office:value="1.3">
            <text:p>1,3</text:p>
          </table:table-cell>
          <table:table-cell table:formula="of:=ROUND(power1*level/100;1)" office:value-type="float" office:value="1.3">
            <text:p>1,3</text:p>
          </table:table-cell>
          <table:table-cell/>
          <table:table-cell table:style-name="ce7" table:formula="of:=power1*(1+level/10)-ROUNDDOWN(power1*level/100+0.049;1)" office:value-type="float" office:value="22.9">
            <text:p>22,9</text:p>
          </table:table-cell>
          <table:table-cell table:formula="of:=[.L17]-[.B17]" office:value-type="float" office:value="0">
            <text:p>0</text:p>
          </table:table-cell>
          <table:table-cell/>
          <table:table-cell table:style-name="ce7" table:formula="of:=power2*(1+[.A17]/10)-ROUNDDOWN(power2*[.A17]/100+0.049;1)" office:value-type="float" office:value="2.1">
            <text:p>2,1</text:p>
          </table:table-cell>
          <table:table-cell table:formula="of:=[.O17]-[.C17]" office:value-type="float" office:value="0">
            <text:p>0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23.9">
            <text:p>23,9</text:p>
          </table:table-cell>
          <table:table-cell table:style-name="ce2" office:value-type="float" office:value="2.2">
            <text:p>2,2</text:p>
          </table:table-cell>
          <table:table-cell/>
          <table:table-cell table:formula="of:=[.B18]/power1" office:value-type="float" office:value="2.17272727272727">
            <text:p>2,1727</text:p>
          </table:table-cell>
          <table:table-cell table:formula="of:=[.B18]-[.B17]" office:value-type="float" office:value="1">
            <text:p>1</text:p>
          </table:table-cell>
          <table:table-cell table:style-name="ce6"/>
          <table:table-cell table:formula="of:=power1*(1+level/10)" office:value-type="float" office:value="25.3">
            <text:p>25,3</text:p>
          </table:table-cell>
          <table:table-cell table:formula="of:=[.H18]-[.B18]" office:value-type="float" office:value="1.4">
            <text:p>1,4</text:p>
          </table:table-cell>
          <table:table-cell table:formula="of:=ROUND(power1*level/100;1)" office:value-type="float" office:value="1.4">
            <text:p>1,4</text:p>
          </table:table-cell>
          <table:table-cell/>
          <table:table-cell table:style-name="ce7" table:formula="of:=power1*(1+level/10)-ROUNDDOWN(power1*level/100+0.049;1)" office:value-type="float" office:value="23.9">
            <text:p>23,9</text:p>
          </table:table-cell>
          <table:table-cell table:formula="of:=[.L18]-[.B18]" office:value-type="float" office:value="0">
            <text:p>0</text:p>
          </table:table-cell>
          <table:table-cell/>
          <table:table-cell table:style-name="ce7" table:formula="of:=power2*(1+[.A18]/10)-ROUNDDOWN(power2*[.A18]/100+0.049;1)" office:value-type="float" office:value="2.2">
            <text:p>2,2</text:p>
          </table:table-cell>
          <table:table-cell table:formula="of:=[.O18]-[.C18]" office:value-type="float" office:value="0">
            <text:p>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4.9">
            <text:p>24,9</text:p>
          </table:table-cell>
          <table:table-cell table:style-name="ce2" office:value-type="float" office:value="2.3">
            <text:p>2,3</text:p>
          </table:table-cell>
          <table:table-cell/>
          <table:table-cell table:formula="of:=[.B19]/power1" office:value-type="float" office:value="2.26363636363636">
            <text:p>2,2636</text:p>
          </table:table-cell>
          <table:table-cell table:formula="of:=[.B19]-[.B18]" office:value-type="float" office:value="1">
            <text:p>1</text:p>
          </table:table-cell>
          <table:table-cell table:style-name="ce6"/>
          <table:table-cell table:formula="of:=power1*(1+level/10)" office:value-type="float" office:value="26.4">
            <text:p>26,4</text:p>
          </table:table-cell>
          <table:table-cell table:formula="of:=[.H19]-[.B19]" office:value-type="float" office:value="1.5">
            <text:p>1,5</text:p>
          </table:table-cell>
          <table:table-cell table:formula="of:=ROUND(power1*level/100;1)" office:value-type="float" office:value="1.5">
            <text:p>1,5</text:p>
          </table:table-cell>
          <table:table-cell/>
          <table:table-cell table:style-name="ce7" table:formula="of:=power1*(1+level/10)-ROUNDDOWN(power1*level/100+0.049;1)" office:value-type="float" office:value="24.9">
            <text:p>24,9</text:p>
          </table:table-cell>
          <table:table-cell table:formula="of:=[.L19]-[.B19]" office:value-type="float" office:value="0">
            <text:p>0</text:p>
          </table:table-cell>
          <table:table-cell/>
          <table:table-cell table:style-name="ce7" table:formula="of:=power2*(1+[.A19]/10)-ROUNDDOWN(power2*[.A19]/100+0.049;1)" office:value-type="float" office:value="2.3">
            <text:p>2,3</text:p>
          </table:table-cell>
          <table:table-cell table:formula="of:=[.O19]-[.C19]" office:value-type="float" office:value="0">
            <text:p>0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5.9">
            <text:p>25,9</text:p>
          </table:table-cell>
          <table:table-cell table:style-name="ce2" office:value-type="float" office:value="2.3">
            <text:p>2,3</text:p>
          </table:table-cell>
          <table:table-cell/>
          <table:table-cell table:formula="of:=[.B20]/power1" office:value-type="float" office:value="2.35454545454545">
            <text:p>2,3545</text:p>
          </table:table-cell>
          <table:table-cell table:formula="of:=[.B20]-[.B19]" office:value-type="float" office:value="1">
            <text:p>1</text:p>
          </table:table-cell>
          <table:table-cell table:style-name="ce6"/>
          <table:table-cell table:formula="of:=power1*(1+level/10)" office:value-type="float" office:value="27.5">
            <text:p>27,5</text:p>
          </table:table-cell>
          <table:table-cell table:formula="of:=[.H20]-[.B20]" office:value-type="float" office:value="1.6">
            <text:p>1,6</text:p>
          </table:table-cell>
          <table:table-cell table:formula="of:=ROUND(power1*level/100;1)" office:value-type="float" office:value="1.7">
            <text:p>1,7</text:p>
          </table:table-cell>
          <table:table-cell/>
          <table:table-cell table:style-name="ce7" table:formula="of:=power1*(1+level/10)-ROUNDDOWN(power1*level/100+0.049;1)" office:value-type="float" office:value="25.9">
            <text:p>25,9</text:p>
          </table:table-cell>
          <table:table-cell table:formula="of:=[.L20]-[.B20]" office:value-type="float" office:value="0">
            <text:p>0</text:p>
          </table:table-cell>
          <table:table-cell/>
          <table:table-cell table:style-name="ce7" table:formula="of:=power2*(1+[.A20]/10)-ROUNDDOWN(power2*[.A20]/100+0.049;1)" office:value-type="float" office:value="2.4">
            <text:p>2,4</text:p>
          </table:table-cell>
          <table:table-cell table:formula="of:=[.O20]-[.C20]" office:value-type="float" office:value="0.1">
            <text:p>0,1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26.8">
            <text:p>26,8</text:p>
          </table:table-cell>
          <table:table-cell table:style-name="ce2" office:value-type="float" office:value="2.4">
            <text:p>2,4</text:p>
          </table:table-cell>
          <table:table-cell/>
          <table:table-cell table:formula="of:=[.B21]/power1" office:value-type="float" office:value="2.43636363636364">
            <text:p>2,4364</text:p>
          </table:table-cell>
          <table:table-cell table:formula="of:=[.B21]-[.B20]" office:value-type="float" office:value="0.900000000000002">
            <text:p>0,9</text:p>
          </table:table-cell>
          <table:table-cell table:style-name="ce6"/>
          <table:table-cell table:formula="of:=power1*(1+level/10)" office:value-type="float" office:value="28.6">
            <text:p>28,6</text:p>
          </table:table-cell>
          <table:table-cell table:formula="of:=[.H21]-[.B21]" office:value-type="float" office:value="1.8">
            <text:p>1,8</text:p>
          </table:table-cell>
          <table:table-cell table:formula="of:=ROUND(power1*level/100;1)" office:value-type="float" office:value="1.8">
            <text:p>1,8</text:p>
          </table:table-cell>
          <table:table-cell/>
          <table:table-cell table:style-name="ce7" table:formula="of:=power1*(1+level/10)-ROUNDDOWN(power1*level/100+0.049;1)" office:value-type="float" office:value="26.8">
            <text:p>26,8</text:p>
          </table:table-cell>
          <table:table-cell table:formula="of:=[.L21]-[.B21]" office:value-type="float" office:value="0">
            <text:p>0</text:p>
          </table:table-cell>
          <table:table-cell/>
          <table:table-cell table:style-name="ce7" table:formula="of:=power2*(1+[.A21]/10)-ROUNDDOWN(power2*[.A21]/100+0.049;1)" office:value-type="float" office:value="2.4">
            <text:p>2,4</text:p>
          </table:table-cell>
          <table:table-cell table:formula="of:=[.O21]-[.C21]" office:value-type="float" office:value="0">
            <text:p>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27.8">
            <text:p>27,8</text:p>
          </table:table-cell>
          <table:table-cell table:style-name="ce2" office:value-type="float" office:value="2.5">
            <text:p>2,5</text:p>
          </table:table-cell>
          <table:table-cell/>
          <table:table-cell table:formula="of:=[.B22]/power1" office:value-type="float" office:value="2.52727272727273">
            <text:p>2,5273</text:p>
          </table:table-cell>
          <table:table-cell table:formula="of:=[.B22]-[.B21]" office:value-type="float" office:value="1">
            <text:p>1</text:p>
          </table:table-cell>
          <table:table-cell table:style-name="ce6"/>
          <table:table-cell table:formula="of:=power1*(1+level/10)" office:value-type="float" office:value="29.7">
            <text:p>29,7</text:p>
          </table:table-cell>
          <table:table-cell table:formula="of:=[.H22]-[.B22]" office:value-type="float" office:value="1.9">
            <text:p>1,9</text:p>
          </table:table-cell>
          <table:table-cell table:formula="of:=ROUND(power1*level/100;1)" office:value-type="float" office:value="1.9">
            <text:p>1,9</text:p>
          </table:table-cell>
          <table:table-cell/>
          <table:table-cell table:style-name="ce7" table:formula="of:=power1*(1+level/10)-ROUNDDOWN(power1*level/100+0.049;1)" office:value-type="float" office:value="27.8">
            <text:p>27,8</text:p>
          </table:table-cell>
          <table:table-cell table:formula="of:=[.L22]-[.B22]" office:value-type="float" office:value="0">
            <text:p>0</text:p>
          </table:table-cell>
          <table:table-cell/>
          <table:table-cell table:style-name="ce7" table:formula="of:=power2*(1+[.A22]/10)-ROUNDDOWN(power2*[.A22]/100+0.049;1)" office:value-type="float" office:value="2.5">
            <text:p>2,5</text:p>
          </table:table-cell>
          <table:table-cell table:formula="of:=[.O22]-[.C22]" office:value-type="float" office:value="0">
            <text:p>0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28.8">
            <text:p>28,8</text:p>
          </table:table-cell>
          <table:table-cell table:style-name="ce2" office:value-type="float" office:value="2.6">
            <text:p>2,6</text:p>
          </table:table-cell>
          <table:table-cell/>
          <table:table-cell table:formula="of:=[.B23]/power1" office:value-type="float" office:value="2.61818181818182">
            <text:p>2,6182</text:p>
          </table:table-cell>
          <table:table-cell table:formula="of:=[.B23]-[.B22]" office:value-type="float" office:value="1">
            <text:p>1</text:p>
          </table:table-cell>
          <table:table-cell table:style-name="ce6"/>
          <table:table-cell table:formula="of:=power1*(1+level/10)" office:value-type="float" office:value="30.8">
            <text:p>30,8</text:p>
          </table:table-cell>
          <table:table-cell table:formula="of:=[.H23]-[.B23]" office:value-type="float" office:value="2">
            <text:p>2</text:p>
          </table:table-cell>
          <table:table-cell table:formula="of:=ROUND(power1*level/100;1)" office:value-type="float" office:value="2">
            <text:p>2</text:p>
          </table:table-cell>
          <table:table-cell/>
          <table:table-cell table:style-name="ce7" table:formula="of:=power1*(1+level/10)-ROUNDDOWN(power1*level/100+0.049;1)" office:value-type="float" office:value="28.8">
            <text:p>28,8</text:p>
          </table:table-cell>
          <table:table-cell table:formula="of:=[.L23]-[.B23]" office:value-type="float" office:value="0">
            <text:p>0</text:p>
          </table:table-cell>
          <table:table-cell/>
          <table:table-cell table:style-name="ce7" table:formula="of:=power2*(1+[.A23]/10)-ROUNDDOWN(power2*[.A23]/100+0.049;1)" office:value-type="float" office:value="2.6">
            <text:p>2,6</text:p>
          </table:table-cell>
          <table:table-cell table:formula="of:=[.O23]-[.C23]" office:value-type="float" office:value="0">
            <text:p>0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29.8">
            <text:p>29,8</text:p>
          </table:table-cell>
          <table:table-cell table:style-name="ce2" office:value-type="float" office:value="2.7">
            <text:p>2,7</text:p>
          </table:table-cell>
          <table:table-cell/>
          <table:table-cell table:formula="of:=[.B24]/power1" office:value-type="float" office:value="2.70909090909091">
            <text:p>2,7091</text:p>
          </table:table-cell>
          <table:table-cell table:formula="of:=[.B24]-[.B23]" office:value-type="float" office:value="1">
            <text:p>1</text:p>
          </table:table-cell>
          <table:table-cell table:style-name="ce6"/>
          <table:table-cell table:formula="of:=power1*(1+level/10)" office:value-type="float" office:value="31.9">
            <text:p>31,9</text:p>
          </table:table-cell>
          <table:table-cell table:formula="of:=[.H24]-[.B24]" office:value-type="float" office:value="2.1">
            <text:p>2,1</text:p>
          </table:table-cell>
          <table:table-cell table:formula="of:=ROUND(power1*level/100;1)" office:value-type="float" office:value="2.1">
            <text:p>2,1</text:p>
          </table:table-cell>
          <table:table-cell/>
          <table:table-cell table:style-name="ce7" table:formula="of:=power1*(1+level/10)-ROUNDDOWN(power1*level/100+0.049;1)" office:value-type="float" office:value="29.8">
            <text:p>29,8</text:p>
          </table:table-cell>
          <table:table-cell table:formula="of:=[.L24]-[.B24]" office:value-type="float" office:value="0">
            <text:p>0</text:p>
          </table:table-cell>
          <table:table-cell/>
          <table:table-cell table:style-name="ce7" table:formula="of:=power2*(1+[.A24]/10)-ROUNDDOWN(power2*[.A24]/100+0.049;1)" office:value-type="float" office:value="2.7">
            <text:p>2,7</text:p>
          </table:table-cell>
          <table:table-cell table:formula="of:=[.O24]-[.C24]" office:value-type="float" office:value="0">
            <text:p>0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0.8">
            <text:p>30,8</text:p>
          </table:table-cell>
          <table:table-cell table:style-name="ce2" office:value-type="float" office:value="2.8">
            <text:p>2,8</text:p>
          </table:table-cell>
          <table:table-cell/>
          <table:table-cell table:formula="of:=[.B25]/power1" office:value-type="float" office:value="2.8">
            <text:p>2,8000</text:p>
          </table:table-cell>
          <table:table-cell table:formula="of:=[.B25]-[.B24]" office:value-type="float" office:value="1">
            <text:p>1</text:p>
          </table:table-cell>
          <table:table-cell table:style-name="ce6"/>
          <table:table-cell table:formula="of:=power1*(1+level/10)" office:value-type="float" office:value="33">
            <text:p>33</text:p>
          </table:table-cell>
          <table:table-cell table:formula="of:=[.H25]-[.B25]" office:value-type="float" office:value="2.2">
            <text:p>2,2</text:p>
          </table:table-cell>
          <table:table-cell table:formula="of:=ROUND(power1*level/100;1)" office:value-type="float" office:value="2.2">
            <text:p>2,2</text:p>
          </table:table-cell>
          <table:table-cell/>
          <table:table-cell table:style-name="ce7" table:formula="of:=power1*(1+level/10)-ROUNDDOWN(power1*level/100+0.049;1)" office:value-type="float" office:value="30.8">
            <text:p>30,8</text:p>
          </table:table-cell>
          <table:table-cell table:formula="of:=[.L25]-[.B25]" office:value-type="float" office:value="0">
            <text:p>0</text:p>
          </table:table-cell>
          <table:table-cell/>
          <table:table-cell table:style-name="ce7" table:formula="of:=power2*(1+[.A25]/10)-ROUNDDOWN(power2*[.A25]/100+0.049;1)" office:value-type="float" office:value="2.8">
            <text:p>2,8</text:p>
          </table:table-cell>
          <table:table-cell table:formula="of:=[.O25]-[.C25]" office:value-type="float" office:value="0">
            <text:p>0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1.8">
            <text:p>31,8</text:p>
          </table:table-cell>
          <table:table-cell table:style-name="ce2" office:value-type="float" office:value="2.9">
            <text:p>2,9</text:p>
          </table:table-cell>
          <table:table-cell/>
          <table:table-cell table:formula="of:=[.B26]/power1" office:value-type="float" office:value="2.89090909090909">
            <text:p>2,8909</text:p>
          </table:table-cell>
          <table:table-cell table:formula="of:=[.B26]-[.B25]" office:value-type="float" office:value="1">
            <text:p>1</text:p>
          </table:table-cell>
          <table:table-cell table:style-name="ce6"/>
          <table:table-cell table:formula="of:=power1*(1+level/10)" office:value-type="float" office:value="34.1">
            <text:p>34,1</text:p>
          </table:table-cell>
          <table:table-cell table:formula="of:=[.H26]-[.B26]" office:value-type="float" office:value="2.3">
            <text:p>2,3</text:p>
          </table:table-cell>
          <table:table-cell table:formula="of:=ROUND(power1*level/100;1)" office:value-type="float" office:value="2.3">
            <text:p>2,3</text:p>
          </table:table-cell>
          <table:table-cell/>
          <table:table-cell table:style-name="ce7" table:formula="of:=power1*(1+level/10)-ROUNDDOWN(power1*level/100+0.049;1)" office:value-type="float" office:value="31.8">
            <text:p>31,8</text:p>
          </table:table-cell>
          <table:table-cell table:formula="of:=[.L26]-[.B26]" office:value-type="float" office:value="0">
            <text:p>0</text:p>
          </table:table-cell>
          <table:table-cell/>
          <table:table-cell table:style-name="ce7" table:formula="of:=power2*(1+[.A26]/10)-ROUNDDOWN(power2*[.A26]/100+0.049;1)" office:value-type="float" office:value="2.9">
            <text:p>2,9</text:p>
          </table:table-cell>
          <table:table-cell table:formula="of:=[.O26]-[.C26]" office:value-type="float" office:value="0">
            <text:p>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32.8">
            <text:p>32,8</text:p>
          </table:table-cell>
          <table:table-cell table:style-name="ce2" office:value-type="float" office:value="3">
            <text:p>3</text:p>
          </table:table-cell>
          <table:table-cell/>
          <table:table-cell table:formula="of:=[.B27]/power1" office:value-type="float" office:value="2.98181818181818">
            <text:p>2,9818</text:p>
          </table:table-cell>
          <table:table-cell table:formula="of:=[.B27]-[.B26]" office:value-type="float" office:value="0.999999999999996">
            <text:p>1</text:p>
          </table:table-cell>
          <table:table-cell table:style-name="ce6"/>
          <table:table-cell table:formula="of:=power1*(1+level/10)" office:value-type="float" office:value="35.2">
            <text:p>35,2</text:p>
          </table:table-cell>
          <table:table-cell table:formula="of:=[.H27]-[.B27]" office:value-type="float" office:value="2.40000000000001">
            <text:p>2,4</text:p>
          </table:table-cell>
          <table:table-cell table:formula="of:=ROUND(power1*level/100;1)" office:value-type="float" office:value="2.4">
            <text:p>2,4</text:p>
          </table:table-cell>
          <table:table-cell/>
          <table:table-cell table:style-name="ce7" table:formula="of:=power1*(1+level/10)-ROUNDDOWN(power1*level/100+0.049;1)" office:value-type="float" office:value="32.8">
            <text:p>32,8</text:p>
          </table:table-cell>
          <table:table-cell table:formula="of:=[.L27]-[.B27]" office:value-type="float" office:value="0">
            <text:p>0</text:p>
          </table:table-cell>
          <table:table-cell/>
          <table:table-cell table:style-name="ce7" table:formula="of:=power2*(1+[.A27]/10)-ROUNDDOWN(power2*[.A27]/100+0.049;1)" office:value-type="float" office:value="3">
            <text:p>3</text:p>
          </table:table-cell>
          <table:table-cell table:formula="of:=[.O27]-[.C27]" office:value-type="float" office:value="0">
            <text:p>0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33.8">
            <text:p>33,8</text:p>
          </table:table-cell>
          <table:table-cell table:style-name="ce2" office:value-type="float" office:value="3.1">
            <text:p>3,1</text:p>
          </table:table-cell>
          <table:table-cell/>
          <table:table-cell table:formula="of:=[.B28]/power1" office:value-type="float" office:value="3.07272727272727">
            <text:p>3,0727</text:p>
          </table:table-cell>
          <table:table-cell table:formula="of:=[.B28]-[.B27]" office:value-type="float" office:value="1">
            <text:p>1</text:p>
          </table:table-cell>
          <table:table-cell table:style-name="ce6"/>
          <table:table-cell table:formula="of:=power1*(1+level/10)" office:value-type="float" office:value="36.3">
            <text:p>36,3</text:p>
          </table:table-cell>
          <table:table-cell table:formula="of:=[.H28]-[.B28]" office:value-type="float" office:value="2.5">
            <text:p>2,5</text:p>
          </table:table-cell>
          <table:table-cell table:formula="of:=ROUND(power1*level/100;1)" office:value-type="float" office:value="2.5">
            <text:p>2,5</text:p>
          </table:table-cell>
          <table:table-cell/>
          <table:table-cell table:style-name="ce7" table:formula="of:=power1*(1+level/10)-ROUNDDOWN(power1*level/100+0.049;1)" office:value-type="float" office:value="33.8">
            <text:p>33,8</text:p>
          </table:table-cell>
          <table:table-cell table:formula="of:=[.L28]-[.B28]" office:value-type="float" office:value="0">
            <text:p>0</text:p>
          </table:table-cell>
          <table:table-cell/>
          <table:table-cell table:style-name="ce7" table:formula="of:=power2*(1+[.A28]/10)-ROUNDDOWN(power2*[.A28]/100+0.049;1)" office:value-type="float" office:value="3.1">
            <text:p>3,1</text:p>
          </table:table-cell>
          <table:table-cell table:formula="of:=[.O28]-[.C28]" office:value-type="float" office:value="0">
            <text:p>0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34.8">
            <text:p>34,8</text:p>
          </table:table-cell>
          <table:table-cell table:style-name="ce2" office:value-type="float" office:value="3.2">
            <text:p>3,2</text:p>
          </table:table-cell>
          <table:table-cell/>
          <table:table-cell table:formula="of:=[.B29]/power1" office:value-type="float" office:value="3.16363636363636">
            <text:p>3,1636</text:p>
          </table:table-cell>
          <table:table-cell table:formula="of:=[.B29]-[.B28]" office:value-type="float" office:value="1">
            <text:p>1</text:p>
          </table:table-cell>
          <table:table-cell table:style-name="ce6"/>
          <table:table-cell table:formula="of:=power1*(1+level/10)" office:value-type="float" office:value="37.4">
            <text:p>37,4</text:p>
          </table:table-cell>
          <table:table-cell table:formula="of:=[.H29]-[.B29]" office:value-type="float" office:value="2.6">
            <text:p>2,6</text:p>
          </table:table-cell>
          <table:table-cell table:formula="of:=ROUND(power1*level/100;1)" office:value-type="float" office:value="2.6">
            <text:p>2,6</text:p>
          </table:table-cell>
          <table:table-cell/>
          <table:table-cell table:style-name="ce7" table:formula="of:=power1*(1+level/10)-ROUNDDOWN(power1*level/100+0.049;1)" office:value-type="float" office:value="34.8">
            <text:p>34,8</text:p>
          </table:table-cell>
          <table:table-cell table:formula="of:=[.L29]-[.B29]" office:value-type="float" office:value="0">
            <text:p>0</text:p>
          </table:table-cell>
          <table:table-cell/>
          <table:table-cell table:style-name="ce7" table:formula="of:=power2*(1+[.A29]/10)-ROUNDDOWN(power2*[.A29]/100+0.049;1)" office:value-type="float" office:value="3.2">
            <text:p>3,2</text:p>
          </table:table-cell>
          <table:table-cell table:formula="of:=[.O29]-[.C29]" office:value-type="float" office:value="0">
            <text:p>0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35.8">
            <text:p>35,8</text:p>
          </table:table-cell>
          <table:table-cell table:style-name="ce2" office:value-type="float" office:value="3.3">
            <text:p>3,3</text:p>
          </table:table-cell>
          <table:table-cell/>
          <table:table-cell table:formula="of:=[.B30]/power1" office:value-type="float" office:value="3.25454545454545">
            <text:p>3,2545</text:p>
          </table:table-cell>
          <table:table-cell table:formula="of:=[.B30]-[.B29]" office:value-type="float" office:value="1">
            <text:p>1</text:p>
          </table:table-cell>
          <table:table-cell table:style-name="ce6"/>
          <table:table-cell table:formula="of:=power1*(1+level/10)" office:value-type="float" office:value="38.5">
            <text:p>38,5</text:p>
          </table:table-cell>
          <table:table-cell table:formula="of:=[.H30]-[.B30]" office:value-type="float" office:value="2.7">
            <text:p>2,7</text:p>
          </table:table-cell>
          <table:table-cell table:formula="of:=ROUND(power1*level/100;1)" office:value-type="float" office:value="2.8">
            <text:p>2,8</text:p>
          </table:table-cell>
          <table:table-cell/>
          <table:table-cell table:style-name="ce7" table:formula="of:=power1*(1+level/10)-ROUNDDOWN(power1*level/100+0.049;1)" office:value-type="float" office:value="35.8">
            <text:p>35,8</text:p>
          </table:table-cell>
          <table:table-cell table:formula="of:=[.L30]-[.B30]" office:value-type="float" office:value="0">
            <text:p>0</text:p>
          </table:table-cell>
          <table:table-cell/>
          <table:table-cell table:style-name="ce7" table:formula="of:=power2*(1+[.A30]/10)-ROUNDDOWN(power2*[.A30]/100+0.049;1)" office:value-type="float" office:value="3.3">
            <text:p>3,3</text:p>
          </table:table-cell>
          <table:table-cell table:formula="of:=[.O30]-[.C30]" office:value-type="float" office:value="0">
            <text:p>0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36.7">
            <text:p>36,7</text:p>
          </table:table-cell>
          <table:table-cell table:style-name="ce2" office:value-type="float" office:value="3.3">
            <text:p>3,3</text:p>
          </table:table-cell>
          <table:table-cell/>
          <table:table-cell table:formula="of:=[.B31]/power1" office:value-type="float" office:value="3.33636363636364">
            <text:p>3,3364</text:p>
          </table:table-cell>
          <table:table-cell table:formula="of:=[.B31]-[.B30]" office:value-type="float" office:value="0.900000000000006">
            <text:p>0,9</text:p>
          </table:table-cell>
          <table:table-cell table:style-name="ce6"/>
          <table:table-cell table:formula="of:=power1*(1+level/10)" office:value-type="float" office:value="39.6">
            <text:p>39,6</text:p>
          </table:table-cell>
          <table:table-cell table:formula="of:=[.H31]-[.B31]" office:value-type="float" office:value="2.9">
            <text:p>2,9</text:p>
          </table:table-cell>
          <table:table-cell table:formula="of:=ROUND(power1*level/100;1)" office:value-type="float" office:value="2.9">
            <text:p>2,9</text:p>
          </table:table-cell>
          <table:table-cell/>
          <table:table-cell table:style-name="ce7" table:formula="of:=power1*(1+level/10)-ROUNDDOWN(power1*level/100+0.049;1)" office:value-type="float" office:value="36.7">
            <text:p>36,7</text:p>
          </table:table-cell>
          <table:table-cell table:formula="of:=[.L31]-[.B31]" office:value-type="float" office:value="0">
            <text:p>0</text:p>
          </table:table-cell>
          <table:table-cell/>
          <table:table-cell table:style-name="ce7" table:formula="of:=power2*(1+[.A31]/10)-ROUNDDOWN(power2*[.A31]/100+0.049;1)" office:value-type="float" office:value="3.3">
            <text:p>3,3</text:p>
          </table:table-cell>
          <table:table-cell table:formula="of:=[.O31]-[.C31]" office:value-type="float" office:value="0">
            <text:p>0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37.7">
            <text:p>37,7</text:p>
          </table:table-cell>
          <table:table-cell table:style-name="ce2" office:value-type="float" office:value="3.4">
            <text:p>3,4</text:p>
          </table:table-cell>
          <table:table-cell/>
          <table:table-cell table:formula="of:=[.B32]/power1" office:value-type="float" office:value="3.42727272727273">
            <text:p>3,4273</text:p>
          </table:table-cell>
          <table:table-cell table:formula="of:=[.B32]-[.B31]" office:value-type="float" office:value="1">
            <text:p>1</text:p>
          </table:table-cell>
          <table:table-cell table:style-name="ce6"/>
          <table:table-cell table:formula="of:=power1*(1+level/10)" office:value-type="float" office:value="40.7">
            <text:p>40,7</text:p>
          </table:table-cell>
          <table:table-cell table:formula="of:=[.H32]-[.B32]" office:value-type="float" office:value="3">
            <text:p>3</text:p>
          </table:table-cell>
          <table:table-cell table:formula="of:=ROUND(power1*level/100;1)" office:value-type="float" office:value="3">
            <text:p>3</text:p>
          </table:table-cell>
          <table:table-cell/>
          <table:table-cell table:style-name="ce7" table:formula="of:=power1*(1+level/10)-ROUNDDOWN(power1*level/100+0.049;1)" office:value-type="float" office:value="37.7">
            <text:p>37,7</text:p>
          </table:table-cell>
          <table:table-cell table:formula="of:=[.L32]-[.B32]" office:value-type="float" office:value="0">
            <text:p>0</text:p>
          </table:table-cell>
          <table:table-cell/>
          <table:table-cell table:style-name="ce7" table:formula="of:=power2*(1+[.A32]/10)-ROUNDDOWN(power2*[.A32]/100+0.049;1)" office:value-type="float" office:value="3.4">
            <text:p>3,4</text:p>
          </table:table-cell>
          <table:table-cell table:formula="of:=[.O32]-[.C32]" office:value-type="float" office:value="0">
            <text:p>0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38.7">
            <text:p>38,7</text:p>
          </table:table-cell>
          <table:table-cell table:style-name="ce2" office:value-type="float" office:value="3.5">
            <text:p>3,5</text:p>
          </table:table-cell>
          <table:table-cell/>
          <table:table-cell table:formula="of:=[.B33]/power1" office:value-type="float" office:value="3.51818181818182">
            <text:p>3,5182</text:p>
          </table:table-cell>
          <table:table-cell table:formula="of:=[.B33]-[.B32]" office:value-type="float" office:value="1">
            <text:p>1</text:p>
          </table:table-cell>
          <table:table-cell table:style-name="ce6"/>
          <table:table-cell table:formula="of:=power1*(1+level/10)" office:value-type="float" office:value="41.8">
            <text:p>41,8</text:p>
          </table:table-cell>
          <table:table-cell table:formula="of:=[.H33]-[.B33]" office:value-type="float" office:value="3.09999999999999">
            <text:p>3,1</text:p>
          </table:table-cell>
          <table:table-cell table:formula="of:=ROUND(power1*level/100;1)" office:value-type="float" office:value="3.1">
            <text:p>3,1</text:p>
          </table:table-cell>
          <table:table-cell/>
          <table:table-cell table:style-name="ce7" table:formula="of:=power1*(1+level/10)-ROUNDDOWN(power1*level/100+0.049;1)" office:value-type="float" office:value="38.7">
            <text:p>38,7</text:p>
          </table:table-cell>
          <table:table-cell table:formula="of:=[.L33]-[.B33]" office:value-type="float" office:value="0">
            <text:p>0</text:p>
          </table:table-cell>
          <table:table-cell/>
          <table:table-cell table:style-name="ce7" table:formula="of:=power2*(1+[.A33]/10)-ROUNDDOWN(power2*[.A33]/100+0.049;1)" office:value-type="float" office:value="3.5">
            <text:p>3,5</text:p>
          </table:table-cell>
          <table:table-cell table:formula="of:=[.O33]-[.C33]" office:value-type="float" office:value="0">
            <text:p>0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39.7">
            <text:p>39,7</text:p>
          </table:table-cell>
          <table:table-cell table:style-name="ce2" office:value-type="float" office:value="3.6">
            <text:p>3,6</text:p>
          </table:table-cell>
          <table:table-cell/>
          <table:table-cell table:formula="of:=[.B34]/power1" office:value-type="float" office:value="3.60909090909091">
            <text:p>3,6091</text:p>
          </table:table-cell>
          <table:table-cell table:formula="of:=[.B34]-[.B33]" office:value-type="float" office:value="1">
            <text:p>1</text:p>
          </table:table-cell>
          <table:table-cell table:style-name="ce6"/>
          <table:table-cell table:formula="of:=power1*(1+level/10)" office:value-type="float" office:value="42.9">
            <text:p>42,9</text:p>
          </table:table-cell>
          <table:table-cell table:formula="of:=[.H34]-[.B34]" office:value-type="float" office:value="3.2">
            <text:p>3,2</text:p>
          </table:table-cell>
          <table:table-cell table:formula="of:=ROUND(power1*level/100;1)" office:value-type="float" office:value="3.2">
            <text:p>3,2</text:p>
          </table:table-cell>
          <table:table-cell/>
          <table:table-cell table:style-name="ce7" table:formula="of:=power1*(1+level/10)-ROUNDDOWN(power1*level/100+0.049;1)" office:value-type="float" office:value="39.7">
            <text:p>39,7</text:p>
          </table:table-cell>
          <table:table-cell table:formula="of:=[.L34]-[.B34]" office:value-type="float" office:value="0">
            <text:p>0</text:p>
          </table:table-cell>
          <table:table-cell/>
          <table:table-cell table:style-name="ce7" table:formula="of:=power2*(1+[.A34]/10)-ROUNDDOWN(power2*[.A34]/100+0.049;1)" office:value-type="float" office:value="3.6">
            <text:p>3,6</text:p>
          </table:table-cell>
          <table:table-cell table:formula="of:=[.O34]-[.C34]" office:value-type="float" office:value="0">
            <text:p>0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40.7">
            <text:p>40,7</text:p>
          </table:table-cell>
          <table:table-cell table:style-name="ce2" office:value-type="float" office:value="3.7">
            <text:p>3,7</text:p>
          </table:table-cell>
          <table:table-cell/>
          <table:table-cell table:formula="of:=[.B35]/power1" office:value-type="float" office:value="3.7">
            <text:p>3,7000</text:p>
          </table:table-cell>
          <table:table-cell table:formula="of:=[.B35]-[.B34]" office:value-type="float" office:value="1">
            <text:p>1</text:p>
          </table:table-cell>
          <table:table-cell table:style-name="ce6"/>
          <table:table-cell table:formula="of:=power1*(1+level/10)" office:value-type="float" office:value="44">
            <text:p>44</text:p>
          </table:table-cell>
          <table:table-cell table:formula="of:=[.H35]-[.B35]" office:value-type="float" office:value="3.3">
            <text:p>3,3</text:p>
          </table:table-cell>
          <table:table-cell table:formula="of:=ROUND(power1*level/100;1)" office:value-type="float" office:value="3.3">
            <text:p>3,3</text:p>
          </table:table-cell>
          <table:table-cell/>
          <table:table-cell table:style-name="ce7" table:formula="of:=power1*(1+level/10)-ROUNDDOWN(power1*level/100+0.049;1)" office:value-type="float" office:value="40.7">
            <text:p>40,7</text:p>
          </table:table-cell>
          <table:table-cell table:formula="of:=[.L35]-[.B35]" office:value-type="float" office:value="0">
            <text:p>0</text:p>
          </table:table-cell>
          <table:table-cell/>
          <table:table-cell table:style-name="ce7" table:formula="of:=power2*(1+[.A35]/10)-ROUNDDOWN(power2*[.A35]/100+0.049;1)" office:value-type="float" office:value="3.7">
            <text:p>3,7</text:p>
          </table:table-cell>
          <table:table-cell table:formula="of:=[.O35]-[.C35]" office:value-type="float" office:value="0">
            <text:p>0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41.7">
            <text:p>41,7</text:p>
          </table:table-cell>
          <table:table-cell table:style-name="ce2" office:value-type="float" office:value="3.8">
            <text:p>3,8</text:p>
          </table:table-cell>
          <table:table-cell/>
          <table:table-cell table:formula="of:=[.B36]/power1" office:value-type="float" office:value="3.79090909090909">
            <text:p>3,7909</text:p>
          </table:table-cell>
          <table:table-cell table:formula="of:=[.B36]-[.B35]" office:value-type="float" office:value="1">
            <text:p>1</text:p>
          </table:table-cell>
          <table:table-cell table:style-name="ce6"/>
          <table:table-cell table:formula="of:=power1*(1+level/10)" office:value-type="float" office:value="45.1">
            <text:p>45,1</text:p>
          </table:table-cell>
          <table:table-cell table:formula="of:=[.H36]-[.B36]" office:value-type="float" office:value="3.39999999999999">
            <text:p>3,4</text:p>
          </table:table-cell>
          <table:table-cell table:formula="of:=ROUND(power1*level/100;1)" office:value-type="float" office:value="3.4">
            <text:p>3,4</text:p>
          </table:table-cell>
          <table:table-cell/>
          <table:table-cell table:style-name="ce7" table:formula="of:=power1*(1+level/10)-ROUNDDOWN(power1*level/100+0.049;1)" office:value-type="float" office:value="41.7">
            <text:p>41,7</text:p>
          </table:table-cell>
          <table:table-cell table:formula="of:=[.L36]-[.B36]" office:value-type="float" office:value="0">
            <text:p>0</text:p>
          </table:table-cell>
          <table:table-cell/>
          <table:table-cell table:style-name="ce7" table:formula="of:=power2*(1+[.A36]/10)-ROUNDDOWN(power2*[.A36]/100+0.049;1)" office:value-type="float" office:value="3.8">
            <text:p>3,8</text:p>
          </table:table-cell>
          <table:table-cell table:formula="of:=[.O36]-[.C36]" office:value-type="float" office:value="0">
            <text:p>0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42.7">
            <text:p>42,7</text:p>
          </table:table-cell>
          <table:table-cell table:style-name="ce2" office:value-type="float" office:value="3.9">
            <text:p>3,9</text:p>
          </table:table-cell>
          <table:table-cell/>
          <table:table-cell table:formula="of:=[.B37]/power1" office:value-type="float" office:value="3.88181818181818">
            <text:p>3,8818</text:p>
          </table:table-cell>
          <table:table-cell table:formula="of:=[.B37]-[.B36]" office:value-type="float" office:value="1">
            <text:p>1</text:p>
          </table:table-cell>
          <table:table-cell table:style-name="ce6"/>
          <table:table-cell table:formula="of:=power1*(1+level/10)" office:value-type="float" office:value="46.2">
            <text:p>46,2</text:p>
          </table:table-cell>
          <table:table-cell table:formula="of:=[.H37]-[.B37]" office:value-type="float" office:value="3.5">
            <text:p>3,5</text:p>
          </table:table-cell>
          <table:table-cell table:formula="of:=ROUND(power1*level/100;1)" office:value-type="float" office:value="3.5">
            <text:p>3,5</text:p>
          </table:table-cell>
          <table:table-cell/>
          <table:table-cell table:style-name="ce7" table:formula="of:=power1*(1+level/10)-ROUNDDOWN(power1*level/100+0.049;1)" office:value-type="float" office:value="42.7">
            <text:p>42,7</text:p>
          </table:table-cell>
          <table:table-cell table:formula="of:=[.L37]-[.B37]" office:value-type="float" office:value="0">
            <text:p>0</text:p>
          </table:table-cell>
          <table:table-cell/>
          <table:table-cell table:style-name="ce7" table:formula="of:=power2*(1+[.A37]/10)-ROUNDDOWN(power2*[.A37]/100+0.049;1)" office:value-type="float" office:value="3.9">
            <text:p>3,9</text:p>
          </table:table-cell>
          <table:table-cell table:formula="of:=[.O37]-[.C37]" office:value-type="float" office:value="0">
            <text:p>0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43.7">
            <text:p>43,7</text:p>
          </table:table-cell>
          <table:table-cell table:style-name="ce2" office:value-type="float" office:value="4">
            <text:p>4</text:p>
          </table:table-cell>
          <table:table-cell/>
          <table:table-cell table:formula="of:=[.B38]/power1" office:value-type="float" office:value="3.97272727272727">
            <text:p>3,9727</text:p>
          </table:table-cell>
          <table:table-cell table:formula="of:=[.B38]-[.B37]" office:value-type="float" office:value="1">
            <text:p>1</text:p>
          </table:table-cell>
          <table:table-cell table:style-name="ce6"/>
          <table:table-cell table:formula="of:=power1*(1+level/10)" office:value-type="float" office:value="47.3">
            <text:p>47,3</text:p>
          </table:table-cell>
          <table:table-cell table:formula="of:=[.H38]-[.B38]" office:value-type="float" office:value="3.59999999999999">
            <text:p>3,6</text:p>
          </table:table-cell>
          <table:table-cell table:formula="of:=ROUND(power1*level/100;1)" office:value-type="float" office:value="3.6">
            <text:p>3,6</text:p>
          </table:table-cell>
          <table:table-cell/>
          <table:table-cell table:style-name="ce7" table:formula="of:=power1*(1+level/10)-ROUNDDOWN(power1*level/100+0.049;1)" office:value-type="float" office:value="43.7">
            <text:p>43,7</text:p>
          </table:table-cell>
          <table:table-cell table:formula="of:=[.L38]-[.B38]" office:value-type="float" office:value="0">
            <text:p>0</text:p>
          </table:table-cell>
          <table:table-cell/>
          <table:table-cell table:style-name="ce7" table:formula="of:=power2*(1+[.A38]/10)-ROUNDDOWN(power2*[.A38]/100+0.049;1)" office:value-type="float" office:value="4">
            <text:p>4</text:p>
          </table:table-cell>
          <table:table-cell table:formula="of:=[.O38]-[.C38]" office:value-type="float" office:value="0">
            <text:p>0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44.7">
            <text:p>44,7</text:p>
          </table:table-cell>
          <table:table-cell table:style-name="ce2" office:value-type="float" office:value="4.1">
            <text:p>4,1</text:p>
          </table:table-cell>
          <table:table-cell/>
          <table:table-cell table:formula="of:=[.B39]/power1" office:value-type="float" office:value="4.06363636363636">
            <text:p>4,0636</text:p>
          </table:table-cell>
          <table:table-cell table:formula="of:=[.B39]-[.B38]" office:value-type="float" office:value="1">
            <text:p>1</text:p>
          </table:table-cell>
          <table:table-cell table:style-name="ce6"/>
          <table:table-cell table:formula="of:=power1*(1+level/10)" office:value-type="float" office:value="48.4">
            <text:p>48,4</text:p>
          </table:table-cell>
          <table:table-cell table:formula="of:=[.H39]-[.B39]" office:value-type="float" office:value="3.7">
            <text:p>3,7</text:p>
          </table:table-cell>
          <table:table-cell table:formula="of:=ROUND(power1*level/100;1)" office:value-type="float" office:value="3.7">
            <text:p>3,7</text:p>
          </table:table-cell>
          <table:table-cell/>
          <table:table-cell table:style-name="ce7" table:formula="of:=power1*(1+level/10)-ROUNDDOWN(power1*level/100+0.049;1)" office:value-type="float" office:value="44.7">
            <text:p>44,7</text:p>
          </table:table-cell>
          <table:table-cell table:formula="of:=[.L39]-[.B39]" office:value-type="float" office:value="0">
            <text:p>0</text:p>
          </table:table-cell>
          <table:table-cell/>
          <table:table-cell table:style-name="ce7" table:formula="of:=power2*(1+[.A39]/10)-ROUNDDOWN(power2*[.A39]/100+0.049;1)" office:value-type="float" office:value="4.1">
            <text:p>4,1</text:p>
          </table:table-cell>
          <table:table-cell table:formula="of:=[.O39]-[.C39]" office:value-type="float" office:value="0">
            <text:p>0</text:p>
          </table:table-cell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45.7">
            <text:p>45,7</text:p>
          </table:table-cell>
          <table:table-cell table:style-name="ce2" office:value-type="float" office:value="4.2">
            <text:p>4,2</text:p>
          </table:table-cell>
          <table:table-cell/>
          <table:table-cell table:formula="of:=[.B40]/power1" office:value-type="float" office:value="4.15454545454546">
            <text:p>4,1545</text:p>
          </table:table-cell>
          <table:table-cell table:formula="of:=[.B40]-[.B39]" office:value-type="float" office:value="1">
            <text:p>1</text:p>
          </table:table-cell>
          <table:table-cell table:style-name="ce6"/>
          <table:table-cell table:formula="of:=power1*(1+level/10)" office:value-type="float" office:value="49.5">
            <text:p>49,5</text:p>
          </table:table-cell>
          <table:table-cell table:formula="of:=[.H40]-[.B40]" office:value-type="float" office:value="3.8">
            <text:p>3,8</text:p>
          </table:table-cell>
          <table:table-cell table:formula="of:=ROUND(power1*level/100;1)" office:value-type="float" office:value="3.9">
            <text:p>3,9</text:p>
          </table:table-cell>
          <table:table-cell/>
          <table:table-cell table:style-name="ce7" table:formula="of:=power1*(1+level/10)-ROUNDDOWN(power1*level/100+0.049;1)" office:value-type="float" office:value="45.7">
            <text:p>45,7</text:p>
          </table:table-cell>
          <table:table-cell table:formula="of:=[.L40]-[.B40]" office:value-type="float" office:value="0">
            <text:p>0</text:p>
          </table:table-cell>
          <table:table-cell/>
          <table:table-cell table:style-name="ce7" table:formula="of:=power2*(1+[.A40]/10)-ROUNDDOWN(power2*[.A40]/100+0.049;1)" office:value-type="float" office:value="4.2">
            <text:p>4,2</text:p>
          </table:table-cell>
          <table:table-cell table:formula="of:=[.O40]-[.C40]" office:value-type="float" office:value="0">
            <text:p>0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46.6">
            <text:p>46,6</text:p>
          </table:table-cell>
          <table:table-cell table:style-name="ce2" office:value-type="float" office:value="4.2">
            <text:p>4,2</text:p>
          </table:table-cell>
          <table:table-cell/>
          <table:table-cell table:formula="of:=[.B41]/power1" office:value-type="float" office:value="4.23636363636364">
            <text:p>4,2364</text:p>
          </table:table-cell>
          <table:table-cell table:formula="of:=[.B41]-[.B40]" office:value-type="float" office:value="0.899999999999999">
            <text:p>0,9</text:p>
          </table:table-cell>
          <table:table-cell table:style-name="ce6"/>
          <table:table-cell table:formula="of:=power1*(1+level/10)" office:value-type="float" office:value="50.6">
            <text:p>50,6</text:p>
          </table:table-cell>
          <table:table-cell table:formula="of:=[.H41]-[.B41]" office:value-type="float" office:value="3.99999999999999">
            <text:p>4</text:p>
          </table:table-cell>
          <table:table-cell table:formula="of:=ROUND(power1*level/100;1)" office:value-type="float" office:value="4">
            <text:p>4</text:p>
          </table:table-cell>
          <table:table-cell/>
          <table:table-cell table:style-name="ce7" table:formula="of:=power1*(1+level/10)-ROUNDDOWN(power1*level/100+0.049;1)" office:value-type="float" office:value="46.6">
            <text:p>46,6</text:p>
          </table:table-cell>
          <table:table-cell table:formula="of:=[.L41]-[.B41]" office:value-type="float" office:value="0">
            <text:p>0</text:p>
          </table:table-cell>
          <table:table-cell/>
          <table:table-cell table:style-name="ce7" table:formula="of:=power2*(1+[.A41]/10)-ROUNDDOWN(power2*[.A41]/100+0.049;1)" office:value-type="float" office:value="4.2">
            <text:p>4,2</text:p>
          </table:table-cell>
          <table:table-cell table:formula="of:=[.O41]-[.C41]" office:value-type="float" office:value="0">
            <text:p>0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47.6">
            <text:p>47,6</text:p>
          </table:table-cell>
          <table:table-cell table:style-name="ce2" office:value-type="float" office:value="4.3">
            <text:p>4,3</text:p>
          </table:table-cell>
          <table:table-cell/>
          <table:table-cell table:formula="of:=[.B42]/power1" office:value-type="float" office:value="4.32727272727273">
            <text:p>4,3273</text:p>
          </table:table-cell>
          <table:table-cell table:formula="of:=[.B42]-[.B41]" office:value-type="float" office:value="1">
            <text:p>1</text:p>
          </table:table-cell>
          <table:table-cell table:style-name="ce6"/>
          <table:table-cell table:formula="of:=power1*(1+level/10)" office:value-type="float" office:value="51.7">
            <text:p>51,7</text:p>
          </table:table-cell>
          <table:table-cell table:formula="of:=[.H42]-[.B42]" office:value-type="float" office:value="4.1">
            <text:p>4,1</text:p>
          </table:table-cell>
          <table:table-cell table:formula="of:=ROUND(power1*level/100;1)" office:value-type="float" office:value="4.1">
            <text:p>4,1</text:p>
          </table:table-cell>
          <table:table-cell/>
          <table:table-cell table:style-name="ce7" table:formula="of:=power1*(1+level/10)-ROUNDDOWN(power1*level/100+0.049;1)" office:value-type="float" office:value="47.6">
            <text:p>47,6</text:p>
          </table:table-cell>
          <table:table-cell table:formula="of:=[.L42]-[.B42]" office:value-type="float" office:value="0">
            <text:p>0</text:p>
          </table:table-cell>
          <table:table-cell/>
          <table:table-cell table:style-name="ce7" table:formula="of:=power2*(1+[.A42]/10)-ROUNDDOWN(power2*[.A42]/100+0.049;1)" office:value-type="float" office:value="4.3">
            <text:p>4,3</text:p>
          </table:table-cell>
          <table:table-cell table:formula="of:=[.O42]-[.C42]" office:value-type="float" office:value="0">
            <text:p>0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48.6">
            <text:p>48,6</text:p>
          </table:table-cell>
          <table:table-cell table:style-name="ce2" office:value-type="float" office:value="4.4">
            <text:p>4,4</text:p>
          </table:table-cell>
          <table:table-cell/>
          <table:table-cell table:formula="of:=[.B43]/power1" office:value-type="float" office:value="4.41818181818182">
            <text:p>4,4182</text:p>
          </table:table-cell>
          <table:table-cell table:formula="of:=[.B43]-[.B42]" office:value-type="float" office:value="1">
            <text:p>1</text:p>
          </table:table-cell>
          <table:table-cell table:style-name="ce6"/>
          <table:table-cell table:formula="of:=power1*(1+level/10)" office:value-type="float" office:value="52.8">
            <text:p>52,8</text:p>
          </table:table-cell>
          <table:table-cell table:formula="of:=[.H43]-[.B43]" office:value-type="float" office:value="4.2">
            <text:p>4,2</text:p>
          </table:table-cell>
          <table:table-cell table:formula="of:=ROUND(power1*level/100;1)" office:value-type="float" office:value="4.2">
            <text:p>4,2</text:p>
          </table:table-cell>
          <table:table-cell/>
          <table:table-cell table:style-name="ce7" table:formula="of:=power1*(1+level/10)-ROUNDDOWN(power1*level/100+0.049;1)" office:value-type="float" office:value="48.6">
            <text:p>48,6</text:p>
          </table:table-cell>
          <table:table-cell table:formula="of:=[.L43]-[.B43]" office:value-type="float" office:value="0">
            <text:p>0</text:p>
          </table:table-cell>
          <table:table-cell/>
          <table:table-cell table:style-name="ce7" table:formula="of:=power2*(1+[.A43]/10)-ROUNDDOWN(power2*[.A43]/100+0.049;1)" office:value-type="float" office:value="4.4">
            <text:p>4,4</text:p>
          </table:table-cell>
          <table:table-cell table:formula="of:=[.O43]-[.C43]" office:value-type="float" office:value="0">
            <text:p>0</text:p>
          </table:table-cell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49.6">
            <text:p>49,6</text:p>
          </table:table-cell>
          <table:table-cell table:style-name="ce2" office:value-type="float" office:value="4.5">
            <text:p>4,5</text:p>
          </table:table-cell>
          <table:table-cell/>
          <table:table-cell table:formula="of:=[.B44]/power1" office:value-type="float" office:value="4.50909090909091">
            <text:p>4,5091</text:p>
          </table:table-cell>
          <table:table-cell table:formula="of:=[.B44]-[.B43]" office:value-type="float" office:value="1">
            <text:p>1</text:p>
          </table:table-cell>
          <table:table-cell table:style-name="ce6"/>
          <table:table-cell table:formula="of:=power1*(1+level/10)" office:value-type="float" office:value="53.9">
            <text:p>53,9</text:p>
          </table:table-cell>
          <table:table-cell table:formula="of:=[.H44]-[.B44]" office:value-type="float" office:value="4.3">
            <text:p>4,3</text:p>
          </table:table-cell>
          <table:table-cell table:formula="of:=ROUND(power1*level/100;1)" office:value-type="float" office:value="4.3">
            <text:p>4,3</text:p>
          </table:table-cell>
          <table:table-cell/>
          <table:table-cell table:style-name="ce7" table:formula="of:=power1*(1+level/10)-ROUNDDOWN(power1*level/100+0.049;1)" office:value-type="float" office:value="49.6">
            <text:p>49,6</text:p>
          </table:table-cell>
          <table:table-cell table:formula="of:=[.L44]-[.B44]" office:value-type="float" office:value="0">
            <text:p>0</text:p>
          </table:table-cell>
          <table:table-cell/>
          <table:table-cell table:style-name="ce7" table:formula="of:=power2*(1+[.A44]/10)-ROUNDDOWN(power2*[.A44]/100+0.049;1)" office:value-type="float" office:value="4.5">
            <text:p>4,5</text:p>
          </table:table-cell>
          <table:table-cell table:formula="of:=[.O44]-[.C44]" office:value-type="float" office:value="0">
            <text:p>0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50.6">
            <text:p>50,6</text:p>
          </table:table-cell>
          <table:table-cell table:style-name="ce2" office:value-type="float" office:value="4.6">
            <text:p>4,6</text:p>
          </table:table-cell>
          <table:table-cell/>
          <table:table-cell table:formula="of:=[.B45]/power1" office:value-type="float" office:value="4.6">
            <text:p>4,6000</text:p>
          </table:table-cell>
          <table:table-cell table:formula="of:=[.B45]-[.B44]" office:value-type="float" office:value="1">
            <text:p>1</text:p>
          </table:table-cell>
          <table:table-cell table:style-name="ce6"/>
          <table:table-cell table:formula="of:=power1*(1+level/10)" office:value-type="float" office:value="55">
            <text:p>55</text:p>
          </table:table-cell>
          <table:table-cell table:formula="of:=[.H45]-[.B45]" office:value-type="float" office:value="4.4">
            <text:p>4,4</text:p>
          </table:table-cell>
          <table:table-cell table:formula="of:=ROUND(power1*level/100;1)" office:value-type="float" office:value="4.4">
            <text:p>4,4</text:p>
          </table:table-cell>
          <table:table-cell/>
          <table:table-cell table:style-name="ce7" table:formula="of:=power1*(1+level/10)-ROUNDDOWN(power1*level/100+0.049;1)" office:value-type="float" office:value="50.6">
            <text:p>50,6</text:p>
          </table:table-cell>
          <table:table-cell table:formula="of:=[.L45]-[.B45]" office:value-type="float" office:value="0">
            <text:p>0</text:p>
          </table:table-cell>
          <table:table-cell/>
          <table:table-cell table:style-name="ce7" table:formula="of:=power2*(1+[.A45]/10)-ROUNDDOWN(power2*[.A45]/100+0.049;1)" office:value-type="float" office:value="4.6">
            <text:p>4,6</text:p>
          </table:table-cell>
          <table:table-cell table:formula="of:=[.O45]-[.C45]" office:value-type="float" office:value="0">
            <text:p>0</text:p>
          </table:table-cell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51.6">
            <text:p>51,6</text:p>
          </table:table-cell>
          <table:table-cell table:style-name="ce2" office:value-type="float" office:value="4.7">
            <text:p>4,7</text:p>
          </table:table-cell>
          <table:table-cell/>
          <table:table-cell table:formula="of:=[.B46]/power1" office:value-type="float" office:value="4.69090909090909">
            <text:p>4,6909</text:p>
          </table:table-cell>
          <table:table-cell table:formula="of:=[.B46]-[.B45]" office:value-type="float" office:value="1">
            <text:p>1</text:p>
          </table:table-cell>
          <table:table-cell table:style-name="ce6"/>
          <table:table-cell table:formula="of:=power1*(1+level/10)" office:value-type="float" office:value="56.1">
            <text:p>56,1</text:p>
          </table:table-cell>
          <table:table-cell table:formula="of:=[.H46]-[.B46]" office:value-type="float" office:value="4.49999999999999">
            <text:p>4,5</text:p>
          </table:table-cell>
          <table:table-cell table:formula="of:=ROUND(power1*level/100;1)" office:value-type="float" office:value="4.5">
            <text:p>4,5</text:p>
          </table:table-cell>
          <table:table-cell/>
          <table:table-cell table:style-name="ce7" table:formula="of:=power1*(1+level/10)-ROUNDDOWN(power1*level/100+0.049;1)" office:value-type="float" office:value="51.6">
            <text:p>51,6</text:p>
          </table:table-cell>
          <table:table-cell table:formula="of:=[.L46]-[.B46]" office:value-type="float" office:value="0">
            <text:p>0</text:p>
          </table:table-cell>
          <table:table-cell/>
          <table:table-cell table:style-name="ce7" table:formula="of:=power2*(1+[.A46]/10)-ROUNDDOWN(power2*[.A46]/100+0.049;1)" office:value-type="float" office:value="4.7">
            <text:p>4,7</text:p>
          </table:table-cell>
          <table:table-cell table:formula="of:=[.O46]-[.C46]" office:value-type="float" office:value="0">
            <text:p>0</text:p>
          </table:table-cell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52.6">
            <text:p>52,6</text:p>
          </table:table-cell>
          <table:table-cell table:style-name="ce2" office:value-type="float" office:value="4.8">
            <text:p>4,8</text:p>
          </table:table-cell>
          <table:table-cell/>
          <table:table-cell table:formula="of:=[.B47]/power1" office:value-type="float" office:value="4.78181818181818">
            <text:p>4,7818</text:p>
          </table:table-cell>
          <table:table-cell table:formula="of:=[.B47]-[.B46]" office:value-type="float" office:value="1">
            <text:p>1</text:p>
          </table:table-cell>
          <table:table-cell table:style-name="ce6"/>
          <table:table-cell table:formula="of:=power1*(1+level/10)" office:value-type="float" office:value="57.2">
            <text:p>57,2</text:p>
          </table:table-cell>
          <table:table-cell table:formula="of:=[.H47]-[.B47]" office:value-type="float" office:value="4.6">
            <text:p>4,6</text:p>
          </table:table-cell>
          <table:table-cell table:formula="of:=ROUND(power1*level/100;1)" office:value-type="float" office:value="4.6">
            <text:p>4,6</text:p>
          </table:table-cell>
          <table:table-cell/>
          <table:table-cell table:style-name="ce7" table:formula="of:=power1*(1+level/10)-ROUNDDOWN(power1*level/100+0.049;1)" office:value-type="float" office:value="52.6">
            <text:p>52,6</text:p>
          </table:table-cell>
          <table:table-cell table:formula="of:=[.L47]-[.B47]" office:value-type="float" office:value="0">
            <text:p>0</text:p>
          </table:table-cell>
          <table:table-cell/>
          <table:table-cell table:style-name="ce7" table:formula="of:=power2*(1+[.A47]/10)-ROUNDDOWN(power2*[.A47]/100+0.049;1)" office:value-type="float" office:value="4.8">
            <text:p>4,8</text:p>
          </table:table-cell>
          <table:table-cell table:formula="of:=[.O47]-[.C47]" office:value-type="float" office:value="0">
            <text:p>0</text:p>
          </table:table-cell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53.6">
            <text:p>53,6</text:p>
          </table:table-cell>
          <table:table-cell table:style-name="ce2" office:value-type="float" office:value="4.9">
            <text:p>4,9</text:p>
          </table:table-cell>
          <table:table-cell/>
          <table:table-cell table:formula="of:=[.B48]/power1" office:value-type="float" office:value="4.87272727272727">
            <text:p>4,8727</text:p>
          </table:table-cell>
          <table:table-cell table:formula="of:=[.B48]-[.B47]" office:value-type="float" office:value="1">
            <text:p>1</text:p>
          </table:table-cell>
          <table:table-cell table:style-name="ce6"/>
          <table:table-cell table:formula="of:=power1*(1+level/10)" office:value-type="float" office:value="58.3">
            <text:p>58,3</text:p>
          </table:table-cell>
          <table:table-cell table:formula="of:=[.H48]-[.B48]" office:value-type="float" office:value="4.7">
            <text:p>4,7</text:p>
          </table:table-cell>
          <table:table-cell table:formula="of:=ROUND(power1*level/100;1)" office:value-type="float" office:value="4.7">
            <text:p>4,7</text:p>
          </table:table-cell>
          <table:table-cell/>
          <table:table-cell table:style-name="ce7" table:formula="of:=power1*(1+level/10)-ROUNDDOWN(power1*level/100+0.049;1)" office:value-type="float" office:value="53.6">
            <text:p>53,6</text:p>
          </table:table-cell>
          <table:table-cell table:formula="of:=[.L48]-[.B48]" office:value-type="float" office:value="0">
            <text:p>0</text:p>
          </table:table-cell>
          <table:table-cell/>
          <table:table-cell table:style-name="ce7" table:formula="of:=power2*(1+[.A48]/10)-ROUNDDOWN(power2*[.A48]/100+0.049;1)" office:value-type="float" office:value="4.9">
            <text:p>4,9</text:p>
          </table:table-cell>
          <table:table-cell table:formula="of:=[.O48]-[.C48]" office:value-type="float" office:value="0">
            <text:p>0</text:p>
          </table:table-cell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54.6">
            <text:p>54,6</text:p>
          </table:table-cell>
          <table:table-cell table:style-name="ce2" office:value-type="float" office:value="5">
            <text:p>5</text:p>
          </table:table-cell>
          <table:table-cell/>
          <table:table-cell table:formula="of:=[.B49]/power1" office:value-type="float" office:value="4.96363636363636">
            <text:p>4,9636</text:p>
          </table:table-cell>
          <table:table-cell table:formula="of:=[.B49]-[.B48]" office:value-type="float" office:value="1">
            <text:p>1</text:p>
          </table:table-cell>
          <table:table-cell table:style-name="ce6"/>
          <table:table-cell table:formula="of:=power1*(1+level/10)" office:value-type="float" office:value="59.4">
            <text:p>59,4</text:p>
          </table:table-cell>
          <table:table-cell table:formula="of:=[.H49]-[.B49]" office:value-type="float" office:value="4.8">
            <text:p>4,8</text:p>
          </table:table-cell>
          <table:table-cell table:formula="of:=ROUND(power1*level/100;1)" office:value-type="float" office:value="4.8">
            <text:p>4,8</text:p>
          </table:table-cell>
          <table:table-cell/>
          <table:table-cell table:style-name="ce7" table:formula="of:=power1*(1+level/10)-ROUNDDOWN(power1*level/100+0.049;1)" office:value-type="float" office:value="54.6">
            <text:p>54,6</text:p>
          </table:table-cell>
          <table:table-cell table:formula="of:=[.L49]-[.B49]" office:value-type="float" office:value="0">
            <text:p>0</text:p>
          </table:table-cell>
          <table:table-cell/>
          <table:table-cell table:style-name="ce7" table:formula="of:=power2*(1+[.A49]/10)-ROUNDDOWN(power2*[.A49]/100+0.049;1)" office:value-type="float" office:value="5">
            <text:p>5</text:p>
          </table:table-cell>
          <table:table-cell table:formula="of:=[.O49]-[.C49]" office:value-type="float" office:value="0">
            <text:p>0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55.5">
            <text:p>55,5</text:p>
          </table:table-cell>
          <table:table-cell table:style-name="ce2" office:value-type="float" office:value="5.1">
            <text:p>5,1</text:p>
          </table:table-cell>
          <table:table-cell/>
          <table:table-cell table:formula="of:=[.B50]/power1" office:value-type="float" office:value="5.04545454545455">
            <text:p>5,0455</text:p>
          </table:table-cell>
          <table:table-cell table:formula="of:=[.B50]-[.B49]" office:value-type="float" office:value="0.899999999999999">
            <text:p>0,9</text:p>
          </table:table-cell>
          <table:table-cell table:style-name="ce6"/>
          <table:table-cell table:formula="of:=power1*(1+level/10)" office:value-type="float" office:value="60.5">
            <text:p>60,5</text:p>
          </table:table-cell>
          <table:table-cell table:formula="of:=[.H50]-[.B50]" office:value-type="float" office:value="5">
            <text:p>5</text:p>
          </table:table-cell>
          <table:table-cell table:formula="of:=ROUND(power1*level/100;1)" office:value-type="float" office:value="5">
            <text:p>5</text:p>
          </table:table-cell>
          <table:table-cell/>
          <table:table-cell table:style-name="ce7" table:formula="of:=power1*(1+level/10)-ROUNDDOWN(power1*level/100+0.049;1)" office:value-type="float" office:value="55.6">
            <text:p>55,6</text:p>
          </table:table-cell>
          <table:table-cell table:formula="of:=[.L50]-[.B50]" office:value-type="float" office:value="0.100000000000001">
            <text:p>0,1</text:p>
          </table:table-cell>
          <table:table-cell/>
          <table:table-cell table:style-name="ce7" table:formula="of:=power2*(1+[.A50]/10)-ROUNDDOWN(power2*[.A50]/100+0.049;1)" office:value-type="float" office:value="5.1">
            <text:p>5,1</text:p>
          </table:table-cell>
          <table:table-cell table:formula="of:=[.O50]-[.C50]" office:value-type="float" office:value="0">
            <text:p>0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56.5">
            <text:p>56,5</text:p>
          </table:table-cell>
          <table:table-cell table:style-name="ce2" office:value-type="float" office:value="5.1">
            <text:p>5,1</text:p>
          </table:table-cell>
          <table:table-cell/>
          <table:table-cell table:formula="of:=[.B51]/power1" office:value-type="float" office:value="5.13636363636364">
            <text:p>5,1364</text:p>
          </table:table-cell>
          <table:table-cell table:formula="of:=[.B51]-[.B50]" office:value-type="float" office:value="1">
            <text:p>1</text:p>
          </table:table-cell>
          <table:table-cell table:style-name="ce6"/>
          <table:table-cell table:formula="of:=power1*(1+level/10)" office:value-type="float" office:value="61.6">
            <text:p>61,6</text:p>
          </table:table-cell>
          <table:table-cell table:formula="of:=[.H51]-[.B51]" office:value-type="float" office:value="5.09999999999999">
            <text:p>5,1</text:p>
          </table:table-cell>
          <table:table-cell table:formula="of:=ROUND(power1*level/100;1)" office:value-type="float" office:value="5.1">
            <text:p>5,1</text:p>
          </table:table-cell>
          <table:table-cell/>
          <table:table-cell table:style-name="ce7" table:formula="of:=power1*(1+level/10)-ROUNDDOWN(power1*level/100+0.049;1)" office:value-type="float" office:value="56.5">
            <text:p>56,5</text:p>
          </table:table-cell>
          <table:table-cell table:formula="of:=[.L51]-[.B51]" office:value-type="float" office:value="0">
            <text:p>0</text:p>
          </table:table-cell>
          <table:table-cell/>
          <table:table-cell table:style-name="ce7" table:formula="of:=power2*(1+[.A51]/10)-ROUNDDOWN(power2*[.A51]/100+0.049;1)" office:value-type="float" office:value="5.1">
            <text:p>5,1</text:p>
          </table:table-cell>
          <table:table-cell table:formula="of:=[.O51]-[.C51]" office:value-type="float" office:value="0">
            <text:p>0</text:p>
          </table:table-cell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57.5">
            <text:p>57,5</text:p>
          </table:table-cell>
          <table:table-cell table:style-name="ce2" office:value-type="float" office:value="5.2">
            <text:p>5,2</text:p>
          </table:table-cell>
          <table:table-cell/>
          <table:table-cell table:formula="of:=[.B52]/power1" office:value-type="float" office:value="5.22727272727273">
            <text:p>5,2273</text:p>
          </table:table-cell>
          <table:table-cell table:formula="of:=[.B52]-[.B51]" office:value-type="float" office:value="1">
            <text:p>1</text:p>
          </table:table-cell>
          <table:table-cell table:style-name="ce6"/>
          <table:table-cell table:formula="of:=power1*(1+level/10)" office:value-type="float" office:value="62.7">
            <text:p>62,7</text:p>
          </table:table-cell>
          <table:table-cell table:formula="of:=[.H52]-[.B52]" office:value-type="float" office:value="5.2">
            <text:p>5,2</text:p>
          </table:table-cell>
          <table:table-cell table:formula="of:=ROUND(power1*level/100;1)" office:value-type="float" office:value="5.2">
            <text:p>5,2</text:p>
          </table:table-cell>
          <table:table-cell/>
          <table:table-cell table:style-name="ce7" table:formula="of:=power1*(1+level/10)-ROUNDDOWN(power1*level/100+0.049;1)" office:value-type="float" office:value="57.5">
            <text:p>57,5</text:p>
          </table:table-cell>
          <table:table-cell table:formula="of:=[.L52]-[.B52]" office:value-type="float" office:value="0">
            <text:p>0</text:p>
          </table:table-cell>
          <table:table-cell/>
          <table:table-cell table:style-name="ce7" table:formula="of:=power2*(1+[.A52]/10)-ROUNDDOWN(power2*[.A52]/100+0.049;1)" office:value-type="float" office:value="5.2">
            <text:p>5,2</text:p>
          </table:table-cell>
          <table:table-cell table:formula="of:=[.O52]-[.C52]" office:value-type="float" office:value="0">
            <text:p>0</text:p>
          </table:table-cell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58.5">
            <text:p>58,5</text:p>
          </table:table-cell>
          <table:table-cell table:style-name="ce2" office:value-type="float" office:value="5.3">
            <text:p>5,3</text:p>
          </table:table-cell>
          <table:table-cell/>
          <table:table-cell table:formula="of:=[.B53]/power1" office:value-type="float" office:value="5.31818181818182">
            <text:p>5,3182</text:p>
          </table:table-cell>
          <table:table-cell table:formula="of:=[.B53]-[.B52]" office:value-type="float" office:value="1">
            <text:p>1</text:p>
          </table:table-cell>
          <table:table-cell table:style-name="ce6"/>
          <table:table-cell table:formula="of:=power1*(1+level/10)" office:value-type="float" office:value="63.8">
            <text:p>63,8</text:p>
          </table:table-cell>
          <table:table-cell table:formula="of:=[.H53]-[.B53]" office:value-type="float" office:value="5.3">
            <text:p>5,3</text:p>
          </table:table-cell>
          <table:table-cell table:formula="of:=ROUND(power1*level/100;1)" office:value-type="float" office:value="5.3">
            <text:p>5,3</text:p>
          </table:table-cell>
          <table:table-cell/>
          <table:table-cell table:style-name="ce7" table:formula="of:=power1*(1+level/10)-ROUNDDOWN(power1*level/100+0.049;1)" office:value-type="float" office:value="58.5">
            <text:p>58,5</text:p>
          </table:table-cell>
          <table:table-cell table:formula="of:=[.L53]-[.B53]" office:value-type="float" office:value="0">
            <text:p>0</text:p>
          </table:table-cell>
          <table:table-cell/>
          <table:table-cell table:style-name="ce7" table:formula="of:=power2*(1+[.A53]/10)-ROUNDDOWN(power2*[.A53]/100+0.049;1)" office:value-type="float" office:value="5.3">
            <text:p>5,3</text:p>
          </table:table-cell>
          <table:table-cell table:formula="of:=[.O53]-[.C53]" office:value-type="float" office:value="0">
            <text:p>0</text:p>
          </table:table-cell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59.5">
            <text:p>59,5</text:p>
          </table:table-cell>
          <table:table-cell table:style-name="ce2" office:value-type="float" office:value="5.4">
            <text:p>5,4</text:p>
          </table:table-cell>
          <table:table-cell/>
          <table:table-cell table:formula="of:=[.B54]/power1" office:value-type="float" office:value="5.40909090909091">
            <text:p>5,4091</text:p>
          </table:table-cell>
          <table:table-cell table:formula="of:=[.B54]-[.B53]" office:value-type="float" office:value="1">
            <text:p>1</text:p>
          </table:table-cell>
          <table:table-cell table:style-name="ce6"/>
          <table:table-cell table:formula="of:=power1*(1+level/10)" office:value-type="float" office:value="64.9">
            <text:p>64,9</text:p>
          </table:table-cell>
          <table:table-cell table:formula="of:=[.H54]-[.B54]" office:value-type="float" office:value="5.40000000000001">
            <text:p>5,4</text:p>
          </table:table-cell>
          <table:table-cell table:formula="of:=ROUND(power1*level/100;1)" office:value-type="float" office:value="5.4">
            <text:p>5,4</text:p>
          </table:table-cell>
          <table:table-cell/>
          <table:table-cell table:style-name="ce7" table:formula="of:=power1*(1+level/10)-ROUNDDOWN(power1*level/100+0.049;1)" office:value-type="float" office:value="59.5">
            <text:p>59,5</text:p>
          </table:table-cell>
          <table:table-cell table:formula="of:=[.L54]-[.B54]" office:value-type="float" office:value="0">
            <text:p>0</text:p>
          </table:table-cell>
          <table:table-cell/>
          <table:table-cell table:style-name="ce7" table:formula="of:=power2*(1+[.A54]/10)-ROUNDDOWN(power2*[.A54]/100+0.049;1)" office:value-type="float" office:value="5.4">
            <text:p>5,4</text:p>
          </table:table-cell>
          <table:table-cell table:formula="of:=[.O54]-[.C54]" office:value-type="float" office:value="0">
            <text:p>0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60.5">
            <text:p>60,5</text:p>
          </table:table-cell>
          <table:table-cell table:style-name="ce2" office:value-type="float" office:value="5.5">
            <text:p>5,5</text:p>
          </table:table-cell>
          <table:table-cell/>
          <table:table-cell table:formula="of:=[.B55]/power1" office:value-type="float" office:value="5.5">
            <text:p>5,5000</text:p>
          </table:table-cell>
          <table:table-cell table:formula="of:=[.B55]-[.B54]" office:value-type="float" office:value="1">
            <text:p>1</text:p>
          </table:table-cell>
          <table:table-cell table:style-name="ce6"/>
          <table:table-cell table:formula="of:=power1*(1+level/10)" office:value-type="float" office:value="66">
            <text:p>66</text:p>
          </table:table-cell>
          <table:table-cell table:formula="of:=[.H55]-[.B55]" office:value-type="float" office:value="5.5">
            <text:p>5,5</text:p>
          </table:table-cell>
          <table:table-cell table:formula="of:=ROUND(power1*level/100;1)" office:value-type="float" office:value="5.5">
            <text:p>5,5</text:p>
          </table:table-cell>
          <table:table-cell/>
          <table:table-cell table:style-name="ce7" table:formula="of:=power1*(1+level/10)-ROUNDDOWN(power1*level/100+0.049;1)" office:value-type="float" office:value="60.5">
            <text:p>60,5</text:p>
          </table:table-cell>
          <table:table-cell table:formula="of:=[.L55]-[.B55]" office:value-type="float" office:value="0">
            <text:p>0</text:p>
          </table:table-cell>
          <table:table-cell/>
          <table:table-cell table:style-name="ce7" table:formula="of:=power2*(1+[.A55]/10)-ROUNDDOWN(power2*[.A55]/100+0.049;1)" office:value-type="float" office:value="5.5">
            <text:p>5,5</text:p>
          </table:table-cell>
          <table:table-cell table:formula="of:=[.O55]-[.C55]" office:value-type="float" office:value="0">
            <text:p>0</text:p>
          </table:table-cell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float" office:value="61.5">
            <text:p>61,5</text:p>
          </table:table-cell>
          <table:table-cell table:style-name="ce2" office:value-type="float" office:value="5.6">
            <text:p>5,6</text:p>
          </table:table-cell>
          <table:table-cell/>
          <table:table-cell table:formula="of:=[.B56]/power1" office:value-type="float" office:value="5.59090909090909">
            <text:p>5,5909</text:p>
          </table:table-cell>
          <table:table-cell table:formula="of:=[.B56]-[.B55]" office:value-type="float" office:value="1">
            <text:p>1</text:p>
          </table:table-cell>
          <table:table-cell table:style-name="ce6"/>
          <table:table-cell table:formula="of:=power1*(1+level/10)" office:value-type="float" office:value="67.1">
            <text:p>67,1</text:p>
          </table:table-cell>
          <table:table-cell table:formula="of:=[.H56]-[.B56]" office:value-type="float" office:value="5.59999999999999">
            <text:p>5,6</text:p>
          </table:table-cell>
          <table:table-cell table:formula="of:=ROUND(power1*level/100;1)" office:value-type="float" office:value="5.6">
            <text:p>5,6</text:p>
          </table:table-cell>
          <table:table-cell/>
          <table:table-cell table:style-name="ce7" table:formula="of:=power1*(1+level/10)-ROUNDDOWN(power1*level/100+0.049;1)" office:value-type="float" office:value="61.5">
            <text:p>61,5</text:p>
          </table:table-cell>
          <table:table-cell table:formula="of:=[.L56]-[.B56]" office:value-type="float" office:value="0">
            <text:p>0</text:p>
          </table:table-cell>
          <table:table-cell/>
          <table:table-cell table:style-name="ce7" table:formula="of:=power2*(1+[.A56]/10)-ROUNDDOWN(power2*[.A56]/100+0.049;1)" office:value-type="float" office:value="5.6">
            <text:p>5,6</text:p>
          </table:table-cell>
          <table:table-cell table:formula="of:=[.O56]-[.C56]" office:value-type="float" office:value="0">
            <text:p>0</text:p>
          </table:table-cell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P" table:style-name="ta1"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7" table:default-cell-style-name="Default"/>
        <table:table-row table:style-name="ro1">
          <table:table-cell/>
          <table:table-cell office:value-type="string">
            <text:p>Magier</text:p>
          </table:table-cell>
          <table:table-cell office:value-type="string">
            <text:p>(human)</text:p>
          </table:table-cell>
          <table:table-cell table:number-columns-repeated="6"/>
          <table:table-cell office:value-type="string">
            <text:p>490222 →</text:p>
          </table:table-cell>
          <table:table-cell office:value-type="string">
            <text:p>Buff-Weisheit</text:p>
          </table:table-cell>
          <table:table-cell office:value-type="string">
            <text:p>Bei int:</text:p>
          </table:table-cell>
          <table:table-cell office:value-type="string">
            <text:p>Buff-Weisheit</text:p>
          </table:table-cell>
          <table:table-cell office:value-type="string">
            <text:p>Bei int:</text:p>
          </table:table-cell>
          <table:table-cell table:number-columns-repeated="7"/>
          <table:table-cell office:value-type="string">
            <text:p>Schurke</text:p>
          </table:table-cell>
          <table:table-cell office:value-type="string">
            <text:p>(human)</text:p>
          </table:table-cell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Mana/Magic</text:p>
          </table:table-cell>
          <table:table-cell office:value-type="string">
            <text:p>int buff</text:p>
          </table:table-cell>
          <table:table-cell office:value-type="string">
            <text:p>str</text:p>
          </table:table-cell>
          <table:table-cell office:value-type="string">
            <text:p>dex</text:p>
          </table:table-cell>
          <table:table-cell office:value-type="string">
            <text:p>sta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/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table:number-columns-repeated="9"/>
          <table:table-cell office:value-type="string">
            <text:p>HP</text:p>
          </table:table-cell>
          <table:table-cell office:value-type="string">
            <text:p>Mana/Magic</text:p>
          </table:table-cell>
          <table:table-cell/>
          <table:table-cell office:value-type="string">
            <text:p>str</text:p>
          </table:table-cell>
          <table:table-cell office:value-type="string">
            <text:p>dex</text:p>
          </table:table-cell>
          <table:table-cell office:value-type="string">
            <text:p>sta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table:style-name="ce10"/>
          <table:table-cell office:value-type="float" office:value="78">
            <text:p>78</text:p>
          </table:table-cell>
          <table:table-cell table:number-columns-repeated="3"/>
          <table:table-cell table:formula="of:=[.B3]-([.G3]*5+[.E3]*0.2)" office:value-type="float" office:value="65">
            <text:p>65</text:p>
          </table:table-cell>
          <table:table-cell office:value-type="float" office:value="16.4">
            <text:p>16,4</text:p>
          </table:table-cell>
          <table:table-cell table:formula="of:=64+([.A3]-1)*6.5" office:value-type="float" office:value="64">
            <text:p>64</text:p>
          </table:table-cell>
          <table:table-cell table:number-columns-repeated="3"/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V3]-([.Y3]*0.2+[.AA3]*5)" office:value-type="float" office:value="64.6">
            <text:p>64,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table:number-columns-repeated="7"/>
          <table:table-cell table:style-name="ce10"/>
          <table:table-cell office:value-type="float" office:value="78">
            <text:p>78</text:p>
          </table:table-cell>
          <table:table-cell table:number-columns-repeated="4"/>
          <table:table-cell office:value-type="float" office:value="19.9">
            <text:p>19,9</text:p>
          </table:table-cell>
          <table:table-cell table:formula="of:=64+([.A4]-1)*6.5" office:value-type="float" office:value="70.5">
            <text:p>70,5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54">
            <text:p>154</text:p>
          </table:table-cell>
          <table:table-cell table:number-columns-repeated="7"/>
          <table:table-cell table:style-name="ce10"/>
          <table:table-cell office:value-type="float" office:value="78">
            <text:p>78</text:p>
          </table:table-cell>
          <table:table-cell table:number-columns-repeated="4"/>
          <table:table-cell office:value-type="float" office:value="23.5">
            <text:p>23,5</text:p>
          </table:table-cell>
          <table:table-cell table:formula="of:=64+([.A5]-1)*6.5" office:value-type="float" office:value="77">
            <text:p>7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table:number-columns-repeated="7"/>
          <table:table-cell table:style-name="ce10"/>
          <table:table-cell office:value-type="float" office:value="78">
            <text:p>78</text:p>
          </table:table-cell>
          <table:table-cell table:number-columns-repeated="4"/>
          <table:table-cell office:value-type="float" office:value="27.1">
            <text:p>27,1</text:p>
          </table:table-cell>
          <table:table-cell table:formula="of:=64+([.A6]-1)*6.5" office:value-type="float" office:value="83.5">
            <text:p>83,5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 table:number-columns-repeated="8"/>
          <table:table-cell office:value-type="float" office:value="78">
            <text:p>78</text:p>
          </table:table-cell>
          <table:table-cell table:number-columns-repeated="4"/>
          <table:table-cell office:value-type="float" office:value="30.8">
            <text:p>30,8</text:p>
          </table:table-cell>
          <table:table-cell table:formula="of:=64+([.A7]-1)*6.5" office:value-type="float" office:value="90">
            <text:p>90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250">
            <text:p>250</text:p>
          </table:table-cell>
          <table:table-cell table:number-columns-repeated="8"/>
          <table:table-cell office:value-type="float" office:value="78">
            <text:p>78</text:p>
          </table:table-cell>
          <table:table-cell table:number-columns-repeated="4"/>
          <table:table-cell office:value-type="float" office:value="34.6">
            <text:p>34,6</text:p>
          </table:table-cell>
          <table:table-cell table:formula="of:=64+([.A8]-1)*6.5" office:value-type="float" office:value="96.5">
            <text:p>96,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  <table:table-cell office:value-type="float" office:value="284">
            <text:p>284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table:number-columns-repeated="4"/>
          <table:table-cell office:value-type="float" office:value="38.4">
            <text:p>38,4</text:p>
          </table:table-cell>
          <table:table-cell table:formula="of:=64+([.A9]-1)*6.5" office:value-type="float" office:value="103">
            <text:p>10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float" office:value="317">
            <text:p>317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number-columns-repeated="4"/>
          <table:table-cell office:value-type="float" office:value="42.3">
            <text:p>42,3</text:p>
          </table:table-cell>
          <table:table-cell table:formula="of:=64+([.A10]-1)*6.5" office:value-type="float" office:value="109.5">
            <text:p>109,5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office:value-type="float" office:value="352">
            <text:p>352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table:number-columns-repeated="4"/>
          <table:table-cell office:value-type="float" office:value="46.3">
            <text:p>46,3</text:p>
          </table:table-cell>
          <table:table-cell table:formula="of:=64+([.A11]-1)*6.5" office:value-type="float" office:value="116">
            <text:p>116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387">
            <text:p>387</text:p>
          </table:table-cell>
          <table:table-cell/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/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table:number-columns-repeated="4"/>
          <table:table-cell office:value-type="float" office:value="50.4">
            <text:p>50,4</text:p>
          </table:table-cell>
          <table:table-cell table:formula="of:=64+([.A12]-1)*6.5" office:value-type="float" office:value="122.5">
            <text:p>122,5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6">
            <text:p>346</text:p>
          </table:table-cell>
          <table:table-cell office:value-type="float" office:value="423">
            <text:p>423</text:p>
          </table:table-cell>
          <table:table-cell/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/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table:number-columns-repeated="3"/>
          <table:table-cell table:formula="of:=[.B13]-([.G13]*5+[.E13]*0.2)" office:value-type="float" office:value="100.8">
            <text:p>100,8</text:p>
          </table:table-cell>
          <table:table-cell office:value-type="float" office:value="54.6">
            <text:p>54,6</text:p>
          </table:table-cell>
          <table:table-cell table:formula="of:=64+([.A13]-1)*6.5" office:value-type="float" office:value="129">
            <text:p>129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7">
            <text:p>377</text:p>
          </table:table-cell>
          <table:table-cell office:value-type="float" office:value="472">
            <text:p>47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style-name="ce9" office:value-type="float" office:value="78">
            <text:p>78</text:p>
          </table:table-cell>
          <table:table-cell office:value-type="float" office:value="66">
            <text:p>66</text:p>
          </table:table-cell>
          <table:table-cell/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/>
          <table:table-cell table:formula="of:=[.B14]-([.G14]*5+[.E14]*0.2)" office:value-type="float" office:value="111.2">
            <text:p>111,2</text:p>
          </table:table-cell>
          <table:table-cell office:value-type="float" office:value="58.8">
            <text:p>58,8</text:p>
          </table:table-cell>
          <table:table-cell table:formula="of:=64+([.A14]-1)*6.5" office:value-type="float" office:value="135.5">
            <text:p>135,5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9">
            <text:p>409</text:p>
          </table:table-cell>
          <table:table-cell office:value-type="float" office:value="523">
            <text:p>523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/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/>
          <table:table-cell table:formula="of:=[.B15]-([.G15]*5+[.E15]*0.2)" office:value-type="float" office:value="117.8">
            <text:p>117,8</text:p>
          </table:table-cell>
          <table:table-cell office:value-type="float" office:value="63.2">
            <text:p>63,2</text:p>
          </table:table-cell>
          <table:table-cell table:formula="of:=64+([.A15]-1)*6.5" office:value-type="float" office:value="142">
            <text:p>142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1">
            <text:p>441</text:p>
          </table:table-cell>
          <table:table-cell office:value-type="float" office:value="562">
            <text:p>56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/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/>
          <table:table-cell table:formula="of:=[.B16]-([.G16]*5+[.E16]*0.2)" office:value-type="float" office:value="129.2">
            <text:p>129,2</text:p>
          </table:table-cell>
          <table:table-cell office:value-type="float" office:value="67.6">
            <text:p>67,6</text:p>
          </table:table-cell>
          <table:table-cell table:formula="of:=64+([.A16]-1)*6.5" office:value-type="float" office:value="148.5">
            <text:p>148,5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9">
            <text:p>469</text:p>
          </table:table-cell>
          <table:table-cell office:value-type="float" office:value="602">
            <text:p>60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/>
          <table:table-cell office:value-type="float" office:value="29">
            <text:p>29</text:p>
          </table:table-cell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/>
          <table:table-cell table:formula="of:=[.B17]-([.G17]*5+[.E17]*0.2)" office:value-type="float" office:value="131.6">
            <text:p>131,6</text:p>
          </table:table-cell>
          <table:table-cell office:value-type="float" office:value="72.1">
            <text:p>72,1</text:p>
          </table:table-cell>
          <table:table-cell table:formula="of:=64+([.A17]-1)*6.5" office:value-type="float" office:value="155">
            <text:p>155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7">
            <text:p>497</text:p>
          </table:table-cell>
          <table:table-cell office:value-type="float" office:value="643">
            <text:p>64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/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/>
          <table:table-cell table:formula="of:=[.B18]-([.G18]*5+[.E18]*0.2)" office:value-type="float" office:value="134.2">
            <text:p>134,2</text:p>
          </table:table-cell>
          <table:table-cell office:value-type="float" office:value="76.7">
            <text:p>76,7</text:p>
          </table:table-cell>
          <table:table-cell table:formula="of:=64+([.A18]-1)*6.5" office:value-type="float" office:value="161.5">
            <text:p>161,5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1">
            <text:p>531</text:p>
          </table:table-cell>
          <table:table-cell office:value-type="float" office:value="685">
            <text:p>68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95">
            <text:p>95</text:p>
          </table:table-cell>
          <table:table-cell/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/>
          <table:table-cell table:formula="of:=[.B19]-([.G19]*5+[.E19]*0.2)" office:value-type="float" office:value="147.6">
            <text:p>147,6</text:p>
          </table:table-cell>
          <table:table-cell office:value-type="float" office:value="81.4">
            <text:p>81,4</text:p>
          </table:table-cell>
          <table:table-cell table:formula="of:=64+([.A19]-1)*6.5" office:value-type="float" office:value="168">
            <text:p>168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6">
            <text:p>566</text:p>
          </table:table-cell>
          <table:table-cell office:value-type="float" office:value="728">
            <text:p>728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101">
            <text:p>101</text:p>
          </table:table-cell>
          <table:table-cell/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  <table:table-cell/>
          <table:table-cell table:formula="of:=[.B20]-([.G20]*5+[.E20]*0.2)" office:value-type="float" office:value="157">
            <text:p>157</text:p>
          </table:table-cell>
          <table:table-cell office:value-type="float" office:value="86.2">
            <text:p>86,2</text:p>
          </table:table-cell>
          <table:table-cell table:formula="of:=64+([.A20]-1)*6.5" office:value-type="float" office:value="174.5">
            <text:p>174,5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1">
            <text:p>601</text:p>
          </table:table-cell>
          <table:table-cell office:value-type="float" office:value="772">
            <text:p>772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127">
            <text:p>127</text:p>
          </table:table-cell>
          <table:table-cell office:value-type="float" office:value="108">
            <text:p>108</text:p>
          </table:table-cell>
          <table:table-cell/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127">
            <text:p>127</text:p>
          </table:table-cell>
          <table:table-cell/>
          <table:table-cell table:formula="of:=[.B21]-([.G21]*5+[.E21]*0.2)" office:value-type="float" office:value="166.6">
            <text:p>166,6</text:p>
          </table:table-cell>
          <table:table-cell office:value-type="float" office:value="91.1">
            <text:p>91,1</text:p>
          </table:table-cell>
          <table:table-cell table:formula="of:=64+([.A21]-1)*6.5" office:value-type="float" office:value="181">
            <text:p>181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2">
            <text:p>642</text:p>
          </table:table-cell>
          <table:table-cell office:value-type="float" office:value="816">
            <text:p>816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/>
          <table:table-cell office:value-type="float" office:value="35">
            <text:p>35</text:p>
          </table:table-cell>
          <table:table-cell office:value-type="float" office:value="134">
            <text:p>134</text:p>
          </table:table-cell>
          <table:table-cell office:value-type="float" office:value="35">
            <text:p>35</text:p>
          </table:table-cell>
          <table:table-cell office:value-type="float" office:value="142">
            <text:p>142</text:p>
          </table:table-cell>
          <table:table-cell/>
          <table:table-cell table:formula="of:=[.B22]-([.G22]*5+[.E22]*0.2)" office:value-type="float" office:value="182">
            <text:p>182</text:p>
          </table:table-cell>
          <table:table-cell office:value-type="float" office:value="96.1">
            <text:p>96,1</text:p>
          </table:table-cell>
          <table:table-cell table:formula="of:=64+([.A22]-1)*6.5" office:value-type="float" office:value="187.5">
            <text:p>187,5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3">
            <text:p>673</text:p>
          </table:table-cell>
          <table:table-cell office:value-type="float" office:value="861">
            <text:p>861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121">
            <text:p>121</text:p>
          </table:table-cell>
          <table:table-cell/>
          <table:table-cell office:value-type="float" office:value="37">
            <text:p>37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  <table:table-cell office:value-type="float" office:value="142">
            <text:p>142</text:p>
          </table:table-cell>
          <table:table-cell/>
          <table:table-cell table:formula="of:=[.B23]-([.G23]*5+[.E23]*0.2)" office:value-type="float" office:value="182.4">
            <text:p>182,4</text:p>
          </table:table-cell>
          <table:table-cell office:value-type="float" office:value="101.2">
            <text:p>101,2</text:p>
          </table:table-cell>
          <table:table-cell table:formula="of:=64+([.A23]-1)*6.5" office:value-type="float" office:value="194">
            <text:p>194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05">
            <text:p>705</text:p>
          </table:table-cell>
          <table:table-cell office:value-type="float" office:value="907">
            <text:p>90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50">
            <text:p>150</text:p>
          </table:table-cell>
          <table:table-cell office:value-type="float" office:value="127">
            <text:p>127</text:p>
          </table:table-cell>
          <table:table-cell/>
          <table:table-cell office:value-type="float" office:value="38">
            <text:p>38</text:p>
          </table:table-cell>
          <table:table-cell office:value-type="float" office:value="150">
            <text:p>150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/>
          <table:table-cell table:formula="of:=[.B24]-([.G24]*5+[.E24]*0.2)" office:value-type="float" office:value="188.8">
            <text:p>188,8</text:p>
          </table:table-cell>
          <table:table-cell office:value-type="float" office:value="106.3">
            <text:p>106,3</text:p>
          </table:table-cell>
          <table:table-cell table:formula="of:=64+([.A24]-1)*6.5" office:value-type="float" office:value="200.5">
            <text:p>200,5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47">
            <text:p>747</text:p>
          </table:table-cell>
          <table:table-cell office:value-type="float" office:value="954">
            <text:p>954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58">
            <text:p>158</text:p>
          </table:table-cell>
          <table:table-cell/>
          <table:table-cell table:formula="of:=[.B25]-([.G25]*5+[.E25]*0.2)" office:value-type="float" office:value="205.2">
            <text:p>205,2</text:p>
          </table:table-cell>
          <table:table-cell office:value-type="float" office:value="111.6">
            <text:p>111,6</text:p>
          </table:table-cell>
          <table:table-cell table:formula="of:=64+([.A25]-1)*6.5" office:value-type="float" office:value="207">
            <text:p>207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number-columns-repeated="15"/>
          <table:table-cell office:value-type="float" office:value="117">
            <text:p>117</text:p>
          </table:table-cell>
          <table:table-cell table:formula="of:=64+([.A26]-1)*6.5" office:value-type="float" office:value="213.5">
            <text:p>213,5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number-columns-repeated="15"/>
          <table:table-cell office:value-type="float" office:value="122.5">
            <text:p>122,5</text:p>
          </table:table-cell>
          <table:table-cell table:formula="of:=64+([.A27]-1)*6.5" office:value-type="float" office:value="220">
            <text:p>220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table:number-columns-repeated="15"/>
          <table:table-cell office:value-type="float" office:value="128.1">
            <text:p>128,1</text:p>
          </table:table-cell>
          <table:table-cell table:formula="of:=64+([.A28]-1)*6.5" office:value-type="float" office:value="226.5">
            <text:p>226,5</text:p>
          </table:table-cell>
          <table:table-cell table:number-columns-repeated="13"/>
        </table:table-row>
        <table:table-row table:style-name="ro1">
          <table:table-cell office:value-type="float" office:value="27">
            <text:p>27</text:p>
          </table:table-cell>
          <table:table-cell table:number-columns-repeated="15"/>
          <table:table-cell office:value-type="float" office:value="133.8">
            <text:p>133,8</text:p>
          </table:table-cell>
          <table:table-cell table:formula="of:=64+([.A29]-1)*6.5" office:value-type="float" office:value="233">
            <text:p>233</text:p>
          </table:table-cell>
          <table:table-cell table:number-columns-repeated="13"/>
        </table:table-row>
        <table:table-row table:style-name="ro1">
          <table:table-cell office:value-type="float" office:value="28">
            <text:p>28</text:p>
          </table:table-cell>
          <table:table-cell table:number-columns-repeated="15"/>
          <table:table-cell office:value-type="float" office:value="139.7">
            <text:p>139,7</text:p>
          </table:table-cell>
          <table:table-cell table:formula="of:=64+([.A30]-1)*6.5" office:value-type="float" office:value="239.5">
            <text:p>239,5</text:p>
          </table:table-cell>
          <table:table-cell table:number-columns-repeated="13"/>
        </table:table-row>
        <table:table-row table:style-name="ro1">
          <table:table-cell office:value-type="float" office:value="29">
            <text:p>29</text:p>
          </table:table-cell>
          <table:table-cell table:number-columns-repeated="15"/>
          <table:table-cell office:value-type="float" office:value="145.6">
            <text:p>145,6</text:p>
          </table:table-cell>
          <table:table-cell table:formula="of:=64+([.A31]-1)*6.5" office:value-type="float" office:value="246">
            <text:p>246</text:p>
          </table:table-cell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table:number-columns-repeated="15"/>
          <table:table-cell office:value-type="float" office:value="151.7">
            <text:p>151,7</text:p>
          </table:table-cell>
          <table:table-cell table:formula="of:=64+([.A32]-1)*6.5" office:value-type="float" office:value="252.5">
            <text:p>252,5</text:p>
          </table:table-cell>
          <table:table-cell table:number-columns-repeated="13"/>
        </table:table-row>
        <table:table-row table:style-name="ro1">
          <table:table-cell office:value-type="float" office:value="31">
            <text:p>31</text:p>
          </table:table-cell>
          <table:table-cell table:number-columns-repeated="15"/>
          <table:table-cell office:value-type="float" office:value="157.9">
            <text:p>157,9</text:p>
          </table:table-cell>
          <table:table-cell table:formula="of:=64+([.A33]-1)*6.5" office:value-type="float" office:value="259">
            <text:p>259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table:number-columns-repeated="15"/>
          <table:table-cell office:value-type="float" office:value="164.2">
            <text:p>164,2</text:p>
          </table:table-cell>
          <table:table-cell table:formula="of:=64+([.A34]-1)*6.5" office:value-type="float" office:value="265.5">
            <text:p>265,5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table:number-columns-repeated="15"/>
          <table:table-cell office:value-type="float" office:value="170.7">
            <text:p>170,7</text:p>
          </table:table-cell>
          <table:table-cell table:formula="of:=64+([.A35]-1)*6.5" office:value-type="float" office:value="272">
            <text:p>272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table:number-columns-repeated="15"/>
          <table:table-cell office:value-type="float" office:value="177.2">
            <text:p>177,2</text:p>
          </table:table-cell>
          <table:table-cell table:formula="of:=64+([.A36]-1)*6.5" office:value-type="float" office:value="278.5">
            <text:p>278,5</text:p>
          </table:table-cell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table:number-columns-repeated="15"/>
          <table:table-cell office:value-type="float" office:value="183.9">
            <text:p>183,9</text:p>
          </table:table-cell>
          <table:table-cell table:formula="of:=64+([.A37]-1)*6.5" office:value-type="float" office:value="285">
            <text:p>285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table:number-columns-repeated="15"/>
          <table:table-cell office:value-type="float" office:value="190.8">
            <text:p>190,8</text:p>
          </table:table-cell>
          <table:table-cell table:formula="of:=64+([.A38]-1)*6.5" office:value-type="float" office:value="291.5">
            <text:p>291,5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table:number-columns-repeated="15"/>
          <table:table-cell office:value-type="float" office:value="197.8">
            <text:p>197,8</text:p>
          </table:table-cell>
          <table:table-cell table:formula="of:=64+([.A39]-1)*6.5" office:value-type="float" office:value="298">
            <text:p>298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table:number-columns-repeated="15"/>
          <table:table-cell office:value-type="float" office:value="204.9">
            <text:p>204,9</text:p>
          </table:table-cell>
          <table:table-cell table:formula="of:=64+([.A40]-1)*6.5" office:value-type="float" office:value="304.5">
            <text:p>304,5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table:number-columns-repeated="15"/>
          <table:table-cell office:value-type="float" office:value="212.1">
            <text:p>212,1</text:p>
          </table:table-cell>
          <table:table-cell table:formula="of:=64+([.A41]-1)*6.5" office:value-type="float" office:value="311">
            <text:p>311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table:number-columns-repeated="15"/>
          <table:table-cell office:value-type="float" office:value="219.5">
            <text:p>219,5</text:p>
          </table:table-cell>
          <table:table-cell table:formula="of:=64+([.A42]-1)*6.5" office:value-type="float" office:value="317.5">
            <text:p>317,5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table:number-columns-repeated="15"/>
          <table:table-cell office:value-type="float" office:value="227.1">
            <text:p>227,1</text:p>
          </table:table-cell>
          <table:table-cell table:formula="of:=64+([.A43]-1)*6.5" office:value-type="float" office:value="324">
            <text:p>324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table:number-columns-repeated="15"/>
          <table:table-cell office:value-type="float" office:value="234.8">
            <text:p>234,8</text:p>
          </table:table-cell>
          <table:table-cell table:formula="of:=64+([.A44]-1)*6.5" office:value-type="float" office:value="330.5">
            <text:p>330,5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table:number-columns-repeated="15"/>
          <table:table-cell office:value-type="float" office:value="242.6">
            <text:p>242,6</text:p>
          </table:table-cell>
          <table:table-cell table:formula="of:=64+([.A45]-1)*6.5" office:value-type="float" office:value="337">
            <text:p>337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table:number-columns-repeated="15"/>
          <table:table-cell office:value-type="float" office:value="250.7">
            <text:p>250,7</text:p>
          </table:table-cell>
          <table:table-cell table:formula="of:=64+([.A46]-1)*6.5" office:value-type="float" office:value="343.5">
            <text:p>343,5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table:number-columns-repeated="15"/>
          <table:table-cell office:value-type="float" office:value="258.8">
            <text:p>258,8</text:p>
          </table:table-cell>
          <table:table-cell table:formula="of:=64+([.A47]-1)*6.5" office:value-type="float" office:value="350">
            <text:p>350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table:number-columns-repeated="15"/>
          <table:table-cell office:value-type="float" office:value="267.2">
            <text:p>267,2</text:p>
          </table:table-cell>
          <table:table-cell table:formula="of:=64+([.A48]-1)*6.5" office:value-type="float" office:value="356.5">
            <text:p>356,5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table:number-columns-repeated="15"/>
          <table:table-cell office:value-type="float" office:value="275.7">
            <text:p>275,7</text:p>
          </table:table-cell>
          <table:table-cell table:formula="of:=64+([.A49]-1)*6.5" office:value-type="float" office:value="363">
            <text:p>363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table:number-columns-repeated="15"/>
          <table:table-cell office:value-type="float" office:value="284.3">
            <text:p>284,3</text:p>
          </table:table-cell>
          <table:table-cell table:formula="of:=64+([.A50]-1)*6.5" office:value-type="float" office:value="369.5">
            <text:p>369,5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number-columns-repeated="15"/>
          <table:table-cell office:value-type="float" office:value="293.2">
            <text:p>293,2</text:p>
          </table:table-cell>
          <table:table-cell table:formula="of:=64+([.A51]-1)*6.5" office:value-type="float" office:value="376">
            <text:p>376</text:p>
          </table:table-cell>
          <table:table-cell table:number-columns-repeated="13"/>
        </table:table-row>
        <table:table-row table:style-name="ro1">
          <table:table-cell office:value-type="float" office:value="50">
            <text:p>50</text:p>
          </table:table-cell>
          <table:table-cell table:number-columns-repeated="15"/>
          <table:table-cell office:value-type="float" office:value="302.2">
            <text:p>302,2</text:p>
          </table:table-cell>
          <table:table-cell table:formula="of:=64+([.A52]-1)*6.5" office:value-type="float" office:value="382.5">
            <text:p>382,5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table:number-columns-repeated="15"/>
          <table:table-cell office:value-type="float" office:value="311.4">
            <text:p>311,4</text:p>
          </table:table-cell>
          <table:table-cell table:formula="of:=64+([.A53]-1)*6.5" office:value-type="float" office:value="389">
            <text:p>389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/>
          <table:table-cell table:style-name="ce8"/>
          <table:table-cell table:number-columns-repeated="13"/>
          <table:table-cell office:value-type="float" office:value="320.8">
            <text:p>320,8</text:p>
          </table:table-cell>
          <table:table-cell table:formula="of:=64+([.A54]-1)*6.5" office:value-type="float" office:value="395.5">
            <text:p>395,5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/>
          <table:table-cell table:style-name="ce8"/>
          <table:table-cell table:number-columns-repeated="13"/>
          <table:table-cell office:value-type="float" office:value="330.4">
            <text:p>330,4</text:p>
          </table:table-cell>
          <table:table-cell table:formula="of:=64+([.A55]-1)*6.5" office:value-type="float" office:value="402">
            <text:p>402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/>
          <table:table-cell table:style-name="ce8"/>
          <table:table-cell table:number-columns-repeated="12"/>
          <table:table-cell table:style-name="ce11" office:value-type="float" office:value="682">
            <text:p>682</text:p>
          </table:table-cell>
          <table:table-cell office:value-type="float" office:value="340.1">
            <text:p>340,1</text:p>
          </table:table-cell>
          <table:table-cell table:formula="of:=64+([.A56]-1)*6.5" office:value-type="float" office:value="408.5">
            <text:p>408,5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/>
          <table:table-cell table:style-name="ce8"/>
          <table:table-cell table:number-columns-repeated="13"/>
          <table:table-cell office:value-type="float" office:value="350.1">
            <text:p>350,1</text:p>
          </table:table-cell>
          <table:table-cell table:formula="of:=64+([.A57]-1)*6.5" office:value-type="float" office:value="415">
            <text:p>415</text:p>
          </table:table-cell>
          <table:table-cell table:number-columns-repeated="13"/>
        </table:table-row>
        <table:table-row table:style-name="ro1">
          <table:table-cell office:value-type="float" office:value="56">
            <text:p>56</text:p>
          </table:table-cell>
          <table:table-cell/>
          <table:table-cell table:style-name="ce8"/>
          <table:table-cell table:number-columns-repeated="13"/>
          <table:table-cell office:value-type="float" office:value="360.3">
            <text:p>360,3</text:p>
          </table:table-cell>
          <table:table-cell table:formula="of:=64+([.A58]-1)*6.5" office:value-type="float" office:value="421.5">
            <text:p>421,5</text:p>
          </table:table-cell>
          <table:table-cell table:number-columns-repeated="13"/>
        </table:table-row>
        <table:table-row table:style-name="ro1">
          <table:table-cell office:value-type="float" office:value="57">
            <text:p>57</text:p>
          </table:table-cell>
          <table:table-cell table:number-columns-repeated="15"/>
          <table:table-cell office:value-type="float" office:value="370.6">
            <text:p>370,6</text:p>
          </table:table-cell>
          <table:table-cell table:formula="of:=64+([.A59]-1)*7" office:value-type="float" office:value="456">
            <text:p>456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table:number-columns-repeated="15"/>
          <table:table-cell office:value-type="float" office:value="381.2">
            <text:p>381,2</text:p>
          </table:table-cell>
          <table:table-cell table:formula="of:=64+([.A60]-1)*7" office:value-type="float" office:value="463">
            <text:p>463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table:number-columns-repeated="15"/>
          <table:table-cell office:value-type="float" office:value="392">
            <text:p>392</text:p>
          </table:table-cell>
          <table:table-cell office:value-type="float" office:value="10953">
            <text:p>10953</text:p>
          </table:table-cell>
          <table:table-cell table:number-columns-repeated="13"/>
        </table:table-row>
        <table:table-row table:style-name="ro1">
          <table:table-cell office:value-type="float" office:value="60">
            <text:p>60</text:p>
          </table:table-cell>
          <table:table-cell table:number-columns-repeated="15"/>
          <table:table-cell office:value-type="float" office:value="403">
            <text:p>403</text:p>
          </table:table-cell>
          <table:table-cell office:value-type="float" office:value="11385">
            <text:p>11385</text:p>
          </table:table-cell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table:number-columns-repeated="15"/>
          <table:table-cell office:value-type="float" office:value="414.2">
            <text:p>414,2</text:p>
          </table:table-cell>
          <table:table-cell office:value-type="float" office:value="11885">
            <text:p>11885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 table:number-columns-repeated="15"/>
          <table:table-cell office:value-type="float" office:value="425.7">
            <text:p>425,7</text:p>
          </table:table-cell>
          <table:table-cell office:value-type="float" office:value="12456">
            <text:p>12456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 table:number-columns-repeated="15"/>
          <table:table-cell office:value-type="float" office:value="437.3">
            <text:p>437,3</text:p>
          </table:table-cell>
          <table:table-cell office:value-type="float" office:value="12727">
            <text:p>12727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table:number-columns-repeated="15"/>
          <table:table-cell office:value-type="float" office:value="449.2">
            <text:p>449,2</text:p>
          </table:table-cell>
          <table:table-cell office:value-type="float" office:value="13066">
            <text:p>13066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 table:number-columns-repeated="15"/>
          <table:table-cell office:value-type="float" office:value="461.4">
            <text:p>461,4</text:p>
          </table:table-cell>
          <table:table-cell office:value-type="float" office:value="13476">
            <text:p>13476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 table:number-columns-repeated="15"/>
          <table:table-cell office:value-type="float" office:value="473.8">
            <text:p>473,8</text:p>
          </table:table-cell>
          <table:table-cell office:value-type="float" office:value="13958">
            <text:p>13958</text:p>
          </table:table-cell>
          <table:table-cell table:number-columns-repeated="13"/>
        </table:table-row>
        <table:table-row table:style-name="ro1">
          <table:table-cell office:value-type="float" office:value="67">
            <text:p>67</text:p>
          </table:table-cell>
          <table:table-cell table:number-columns-repeated="14"/>
          <table:table-cell table:style-name="ce12" office:value-type="float" office:value="1650">
            <text:p>1650</text:p>
          </table:table-cell>
          <table:table-cell office:value-type="float" office:value="486.4">
            <text:p>486,4</text:p>
          </table:table-cell>
          <table:table-cell office:value-type="float" office:value="14515">
            <text:p>14515</text:p>
          </table:table-cell>
          <table:table-cell table:number-columns-repeated="13"/>
        </table:table-row>
        <table:table-row table:style-name="ro1">
          <table:table-cell office:value-type="float" office:value="68">
            <text:p>68</text:p>
          </table:table-cell>
          <table:table-cell table:number-columns-repeated="15"/>
          <table:table-cell office:value-type="float" office:value="499.3">
            <text:p>499,3</text:p>
          </table:table-cell>
          <table:table-cell office:value-type="float" office:value="15148">
            <text:p>15148</text:p>
          </table:table-cell>
          <table:table-cell table:number-columns-repeated="13"/>
        </table:table-row>
        <table:table-row table:style-name="ro1">
          <table:table-cell office:value-type="float" office:value="69">
            <text:p>69</text:p>
          </table:table-cell>
          <table:table-cell table:number-columns-repeated="15"/>
          <table:table-cell office:value-type="float" office:value="512.4">
            <text:p>512,4</text:p>
          </table:table-cell>
          <table:table-cell office:value-type="float" office:value="15452">
            <text:p>15452</text:p>
          </table:table-cell>
          <table:table-cell table:number-columns-repeated="13"/>
        </table:table-row>
        <table:table-row table:style-name="ro1">
          <table:table-cell office:value-type="float" office:value="70">
            <text:p>70</text:p>
          </table:table-cell>
          <table:table-cell table:number-columns-repeated="15"/>
          <table:table-cell office:value-type="float" office:value="525.9">
            <text:p>525,9</text:p>
          </table:table-cell>
          <table:table-cell office:value-type="float" office:value="15830">
            <text:p>15830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539.5">
            <text:p>539,5</text:p>
          </table:table-cell>
          <table:table-cell office:value-type="float" office:value="16285">
            <text:p>16285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553.5">
            <text:p>553,5</text:p>
          </table:table-cell>
          <table:table-cell office:value-type="float" office:value="16818">
            <text:p>1681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567.7">
            <text:p>567,7</text:p>
          </table:table-cell>
          <table:table-cell office:value-type="float" office:value="17432">
            <text:p>17432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8128">
            <text:p>18128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8465">
            <text:p>18465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8882">
            <text:p>18882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9382">
            <text:p>19382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9967">
            <text:p>19967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0638">
            <text:p>20638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1398">
            <text:p>21398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1769">
            <text:p>2176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2226">
            <text:p>22226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2772">
            <text:p>22772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3409">
            <text:p>2340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4139">
            <text:p>2413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4964">
            <text:p>24964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5369">
            <text:p>2536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5867">
            <text:p>25867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6460">
            <text:p>26460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7150">
            <text:p>27150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7939">
            <text:p>2793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8829">
            <text:p>2882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9269">
            <text:p>2926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9808">
            <text:p>29808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30448">
            <text:p>30448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31191">
            <text:p>31191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32039">
            <text:p>32039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32994">
            <text:p>32994</text:p>
          </table:table-cell>
          <table:table-cell table:number-columns-repeated="13"/>
        </table:table-row>
      </table:table>
      <table:named-expressions>
        <table:named-range table:name="level" table:base-cell-address="$skill.$B$3" table:cell-range-address="$skill.$A$5:.$A$56"/>
        <table:named-range table:name="power1" table:base-cell-address="$skill.$B$3" table:cell-range-address="$skill.$B$3"/>
        <table:named-range table:name="power2" table:base-cell-address="$skill.$B$3" table:cell-range-address="$skill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Ben </meta:initial-creator>
    <meta:creation-date>2012-02-18T17:26:43.11</meta:creation-date>
    <dc:date>2012-03-02T12:01:56.43</dc:date>
    <dc:creator>McBen </dc:creator>
    <meta:editing-duration>PT14H10M57S</meta:editing-duration>
    <meta:editing-cycles>26</meta:editing-cycles>
    <meta:generator>LibreOffice/3.5$Windows_x86 LibreOffice_project/7e68ba2-a744ebf-1f241b7-c506db1-7d53735</meta:generator>
    <meta:document-statistic meta:table-count="2" meta:cell-count="1123" meta:object-count="0"/>
  </office:meta>
</office:document-meta>
</file>